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8.124cm"/>
      <style:paragraph-properties style:writing-mode="lr-tb"/>
    </style:style>
    <style:style style:name="gr5" style:family="graphic" style:parent-style-name="standard">
      <style:graphic-properties draw:fill="none" draw:textarea-horizontal-align="justify" draw:textarea-vertical-align="middle" draw:auto-grow-height="false" fo:min-height="0.87cm" fo:min-width="0.692cm"/>
    </style:style>
    <style:style style:name="gr6" style:family="graphic" style:parent-style-name="standard">
      <style:graphic-properties draw:textarea-horizontal-align="justify" draw:textarea-vertical-align="middle" draw:auto-grow-height="false" fo:min-height="0.145cm" fo:min-width="0cm"/>
    </style:style>
    <style:style style:name="gr7" style:family="graphic" style:parent-style-name="standard">
      <style:graphic-properties draw:textarea-horizontal-align="justify" draw:textarea-vertical-align="middle" draw:auto-grow-height="false" fo:min-height="0.399cm" fo:min-width="0.602cm" fo:wrap-option="no-wrap"/>
    </style:style>
    <style:style style:name="gr8" style:family="graphic" style:parent-style-name="standard">
      <style:graphic-properties draw:fill="none" draw:textarea-horizontal-align="justify" draw:textarea-vertical-align="middle" draw:auto-grow-height="false" fo:min-height="5.408cm" fo:min-width="5.724cm"/>
    </style:style>
    <style:style style:name="gr9" style:family="graphic" style:parent-style-name="standard">
      <style:graphic-properties draw:fill="solid" draw:fill-color="#ffffff" draw:textarea-horizontal-align="justify" draw:textarea-vertical-align="middle" draw:auto-grow-height="false" fo:min-height="2.475cm" fo:min-width="4.465cm" fo:wrap-option="no-wrap"/>
    </style:style>
    <style:style style:name="gr10" style:family="graphic" style:parent-style-name="standard">
      <style:graphic-properties draw:stroke="none" svg:stroke-color="#000000" draw:fill="none" draw:fill-color="#ffffff" draw:textarea-horizontal-align="left" draw:auto-grow-height="true" draw:auto-grow-width="false" fo:min-height="1.353cm" fo:min-width="2.603cm"/>
      <style:paragraph-properties style:writing-mode="lr-tb"/>
    </style:style>
    <style:style style:name="gr11" style:family="graphic" style:parent-style-name="standard">
      <style:graphic-properties draw:stroke="solid" svg:stroke-color="#000000" draw:fill="solid" draw:fill-color="#ffff66" draw:textarea-horizontal-align="justify" draw:textarea-vertical-align="middle" draw:auto-grow-height="true" draw:auto-grow-width="true" fo:min-height="4.294cm" fo:min-width="12.5cm"/>
      <style:paragraph-properties style:writing-mode="lr-tb"/>
    </style:style>
    <style:style style:name="gr12" style:family="graphic" style:parent-style-name="standard">
      <style:graphic-properties draw:fill="none" draw:textarea-horizontal-align="justify" draw:textarea-vertical-align="middle" draw:auto-grow-height="false" fo:min-height="1.75cm" fo:min-width="7.1cm"/>
      <style:paragraph-properties style:writing-mode="lr-tb"/>
    </style:style>
    <style:style style:name="gr13" style:family="graphic" style:parent-style-name="standard">
      <style:graphic-properties draw:fill="none" draw:textarea-horizontal-align="justify" draw:textarea-vertical-align="middle" draw:auto-grow-height="false" fo:min-height="1.75cm" fo:min-width="7.1cm"/>
    </style:style>
    <style:style style:name="gr14" style:family="graphic" style:parent-style-name="standard">
      <style:graphic-properties draw:fill="none" draw:textarea-horizontal-align="justify" draw:textarea-vertical-align="middle" draw:auto-grow-height="false" fo:min-height="1.75cm" fo:min-width="10.8cm"/>
      <style:paragraph-properties style:writing-mode="lr-tb"/>
    </style:style>
    <style:style style:name="gr15" style:family="graphic" style:parent-style-name="standard">
      <style:graphic-properties draw:fill="none" draw:textarea-horizontal-align="justify" draw:textarea-vertical-align="middle" draw:auto-grow-height="false" fo:min-height="1.75cm" fo:min-width="10.8cm" fo:wrap-option="wrap"/>
      <style:paragraph-properties style:writing-mode="lr-tb"/>
    </style:style>
    <style:style style:name="gr16" style:family="graphic" style:parent-style-name="standard">
      <style:graphic-properties draw:stroke="none" draw:fill="none" draw:textarea-vertical-align="middle" fo:min-height="1.018cm"/>
      <style:paragraph-properties style:writing-mode="lr-tb"/>
    </style:style>
    <style:style style:name="gr17"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8"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9"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0"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1"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2"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3"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4"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5"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6"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7"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8"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9"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0"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1" style:family="graphic" style:parent-style-name="standard" style:list-style-name="L9">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2" style:family="graphic" style:parent-style-name="standard" style:list-style-name="L14">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3"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4"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5"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pr1" style:family="presentation" style:parent-style-name="Standard-notes">
      <style:graphic-properties draw:fill-color="#ffffff" draw:auto-grow-height="true" fo:min-height="12.252cm"/>
      <style:paragraph-properties style:writing-mode="lr-tb"/>
    </style:style>
    <style:style style:name="pr2" style:family="presentation" style:parent-style-name="Standard-notes">
      <style:graphic-properties draw:stroke="none" draw:fill="none" draw:fill-color="#00cc99" draw:auto-grow-height="true" fo:min-height="12.252cm" draw:shadow="hidden" draw:shadow-color="#808080"/>
      <style:paragraph-properties style:writing-mode="lr-tb"/>
    </style:style>
    <style:style style:name="P1" style:family="paragraph">
      <style:paragraph-properties fo:margin-left="0cm" fo:margin-right="0cm" fo:margin-top="0cm" fo:margin-bottom="0.6cm" fo:line-height="100%" fo:text-align="center" fo:text-indent="0cm"/>
    </style:style>
    <style:style style:name="P2" style:family="paragraph">
      <style:paragraph-properties fo:margin-left="0cm" fo:margin-right="0cm" fo:margin-top="0cm" fo:margin-bottom="0.3cm" fo:line-height="100%" fo:text-align="start" fo:text-indent="0cm"/>
    </style:style>
    <style:style style:name="P3" style:family="paragraph">
      <loext:graphic-properties draw:fill="none" draw:fill-color="#00cc99"/>
      <style:paragraph-properties fo:margin-left="0cm" fo:margin-right="0cm" fo:margin-top="0cm" fo:margin-bottom="0.6cm" fo:line-height="100%" fo:text-align="center" fo:text-indent="0cm" style:writing-mode="lr-tb"/>
      <style:text-properties fo:font-size="20pt" style:font-size-asian="20pt" style:font-size-complex="20pt"/>
    </style:style>
    <style:style style:name="P4" style:family="paragraph">
      <style:paragraph-properties fo:margin-left="0cm" fo:margin-right="0cm" fo:text-indent="0cm"/>
    </style:style>
    <style:style style:name="P5"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6" style:family="paragraph">
      <loext:graphic-properties draw:fill-color="#ffffff"/>
      <style:text-properties fo:font-size="12pt"/>
    </style:style>
    <style:style style:name="P7" style:family="paragraph">
      <style:paragraph-properties fo:margin-top="0cm" fo:margin-bottom="0.3cm" fo:text-align="start"/>
    </style:style>
    <style:style style:name="P8" style:family="paragraph">
      <style:paragraph-properties fo:margin-top="0cm" fo:margin-bottom="0.2cm"/>
    </style:style>
    <style:style style:name="P9" style:family="paragraph">
      <style:paragraph-properties fo:margin-top="0cm" fo:margin-bottom="0.3cm"/>
    </style:style>
    <style:style style:name="P10" style:family="paragraph">
      <loext:graphic-properties draw:fill="none" draw:fill-color="#ffffff"/>
      <style:paragraph-properties fo:margin-top="0cm" fo:margin-bottom="0.3cm"/>
      <style:text-properties fo:font-size="20pt" style:font-size-asian="20pt" style:font-size-complex="20pt"/>
    </style:style>
    <style:style style:name="P11" style:family="paragraph">
      <loext:graphic-properties draw:fill="none"/>
      <style:paragraph-properties fo:text-align="center"/>
    </style:style>
    <style:style style:name="P12" style:family="paragraph">
      <style:paragraph-properties fo:text-align="center"/>
      <style:text-properties fo:font-size="16pt" fo:font-weight="bold" style:font-size-asian="16pt" style:font-weight-asian="bold" style:font-size-complex="16pt" style:font-weight-complex="bold"/>
    </style:style>
    <style:style style:name="P13" style:family="paragraph">
      <loext:graphic-properties draw:fill="solid" draw:fill-color="#ffffff"/>
      <style:paragraph-properties fo:text-align="center"/>
    </style:style>
    <style:style style:name="P14" style:family="paragraph">
      <style:paragraph-properties fo:text-align="center"/>
    </style:style>
    <style:style style:name="P15" style:family="paragraph">
      <loext:graphic-properties draw:fill="none" draw:fill-color="#ffffff"/>
      <style:paragraph-properties fo:text-align="center"/>
      <style:text-properties fo:font-size="16pt" fo:font-weight="bold" style:font-size-asian="16pt" style:font-weight-asian="bold" style:font-size-complex="16pt" style:font-weight-complex="bold"/>
    </style:style>
    <style:style style:name="P16" style:family="paragraph">
      <style:paragraph-properties fo:margin-top="0cm" fo:margin-bottom="0cm" fo:text-align="start"/>
    </style:style>
    <style:style style:name="P17" style:family="paragraph">
      <loext:graphic-properties draw:fill="solid" draw:fill-color="#ffff66"/>
      <style:paragraph-properties fo:margin-top="0cm" fo:margin-bottom="0cm" fo:text-align="center"/>
    </style:style>
    <style:style style:name="P18" style:family="paragraph">
      <style:paragraph-properties fo:margin-left="0cm" fo:margin-right="0cm" fo:margin-top="0cm" fo:margin-bottom="0.2cm" fo:line-height="100%" fo:text-align="start" fo:text-indent="0cm"/>
    </style:style>
    <style:style style:name="P19" style:family="paragraph">
      <style:paragraph-properties fo:margin-left="0cm" fo:margin-right="0cm" fo:margin-top="0cm" fo:margin-bottom="0.2cm" fo:line-height="100%" fo:text-align="center" fo:text-indent="0cm"/>
    </style:style>
    <style:style style:name="P20" style:family="paragraph">
      <loext:graphic-properties draw:fill="none" draw:fill-color="#00cc99"/>
      <style:paragraph-properties fo:margin-left="0cm" fo:margin-right="0cm" fo:margin-top="0cm" fo:margin-bottom="0.2cm" fo:line-height="100%" fo:text-align="center" fo:text-indent="0cm" style:writing-mode="lr-tb"/>
      <style:text-properties fo:font-size="20pt" style:font-size-asian="20pt" style:font-size-complex="20pt"/>
    </style:style>
    <style:style style:name="P21" style:family="paragraph">
      <loext:graphic-properties draw:fill="none"/>
      <style:paragraph-properties fo:text-align="center"/>
      <style:text-properties fo:font-size="20pt" style:font-size-asian="24pt" style:font-size-complex="24pt"/>
    </style:style>
    <style:style style:name="P22" style:family="paragraph">
      <loext:graphic-properties draw:fill="none"/>
      <style:paragraph-properties fo:text-align="center"/>
      <style:text-properties fo:font-size="20pt"/>
    </style:style>
    <style:style style:name="P23" style:family="paragraph">
      <loext:graphic-properties draw:fill="none"/>
      <style:text-properties fo:font-size="20pt" style:font-size-asian="24pt" style:font-size-complex="24pt"/>
    </style:style>
    <style:style style:name="P24" style:family="paragraph">
      <style:paragraph-properties fo:margin-left="0cm" fo:margin-right="0cm" fo:margin-top="0.6cm" fo:margin-bottom="0.6cm" fo:line-height="100%" fo:text-align="center" fo:text-indent="0cm"/>
    </style:style>
    <style:style style:name="P25" style:family="paragraph">
      <style:paragraph-properties fo:margin-left="0cm" fo:margin-right="0cm" fo:margin-top="0cm" fo:margin-bottom="0.3cm" fo:line-height="100%" fo:text-align="start" fo:text-indent="0cm">
        <style:tab-stops>
          <style:tab-stop style:position="0cm"/>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 style:position="24.663cm"/>
          <style:tab-stop style:position="27.203cm"/>
        </style:tab-stops>
      </style:paragraph-properties>
    </style:style>
    <style:style style:name="P26" style:family="paragraph">
      <style:paragraph-properties fo:margin-left="0cm" fo:margin-right="0cm" fo:margin-top="0.158cm" fo:margin-bottom="0cm" fo:line-height="100%" fo:text-align="start" fo:text-indent="0cm"/>
    </style:style>
    <style:style style:name="P27" style:family="paragraph">
      <style:paragraph-properties fo:margin-left="0cm" fo:margin-right="0cm" fo:line-height="100%" fo:text-indent="0cm"/>
    </style:style>
    <style:style style:name="P28" style:family="paragraph">
      <loext:graphic-properties draw:fill="none" draw:fill-color="#93b5d3"/>
      <style:paragraph-properties fo:margin-left="0cm" fo:margin-right="0cm" fo:line-height="100%" fo:text-indent="0cm" style:writing-mode="lr-tb"/>
      <style:text-properties fo:font-size="24pt" style:font-size-asian="24pt" style:font-size-complex="24pt"/>
    </style:style>
    <style:style style:name="P29" style:family="paragraph">
      <style:paragraph-properties fo:margin-left="0.736cm" fo:margin-right="0cm" fo:margin-top="0.158cm" fo:margin-bottom="0cm" fo:line-height="100%" fo:text-indent="-0.736cm"/>
    </style:style>
    <style:style style:name="P30" style:family="paragraph">
      <style:paragraph-properties fo:margin-left="0cm" fo:margin-right="0cm" fo:margin-top="0cm" fo:margin-bottom="0.2cm" fo:line-height="100%" fo:text-align="start" fo:text-indent="0cm" style:punctuation-wrap="hanging" style:line-break="strict" style:writing-mode="lr-tb"/>
    </style:style>
    <style:style style:name="P31" style:family="paragraph">
      <style:paragraph-properties fo:margin-left="2.253cm" fo:margin-right="0cm" fo:margin-top="0.158cm" fo:margin-bottom="0cm" fo:line-height="100%" fo:text-align="start" fo:text-indent="-1.019cm" style:punctuation-wrap="hanging" style:line-break="strict" style:writing-mode="lr-tb"/>
    </style:style>
    <style:style style:name="P32" style:family="paragraph">
      <loext:graphic-properties draw:fill="none" draw:fill-color="#93b5d3"/>
      <style:paragraph-properties fo:margin-left="0.736cm" fo:margin-right="0cm" fo:margin-top="0.158cm" fo:margin-bottom="0cm" fo:line-height="100%" fo:text-indent="-0.736cm" style:writing-mode="lr-tb"/>
      <style:text-properties fo:font-size="24pt"/>
    </style:style>
    <style:style style:name="P33" style:family="paragraph">
      <loext:graphic-properties draw:fill="none" draw:fill-color="#00cc99"/>
      <style:paragraph-properties fo:margin-left="0cm" fo:margin-right="0cm" fo:text-indent="0cm"/>
      <style:text-properties fo:font-size="12pt"/>
    </style:style>
    <style:style style:name="P34" style:family="paragraph">
      <loext:graphic-properties draw:fill="none" draw:fill-color="#93b5d3"/>
      <style:paragraph-properties fo:margin-left="0cm" fo:margin-right="0cm" fo:margin-top="0cm" fo:margin-bottom="0.2cm" fo:line-height="100%" fo:text-align="start" fo:text-indent="0cm" style:writing-mode="lr-tb"/>
      <style:text-properties fo:font-size="24pt"/>
    </style:style>
    <style:style style:name="P35" style:family="paragraph">
      <loext:graphic-properties draw:fill="none" draw:fill-color="#93b5d3"/>
      <style:paragraph-properties fo:margin-left="0cm" fo:margin-right="0cm" fo:margin-top="0.158cm" fo:margin-bottom="0cm" fo:line-height="100%" fo:text-align="start" fo:text-indent="0cm" style:writing-mode="lr-tb"/>
      <style:text-properties fo:font-size="24pt"/>
    </style:style>
    <style:style style:name="P36" style:family="paragraph">
      <style:paragraph-properties fo:margin-left="0cm" fo:margin-right="0cm" fo:margin-top="0.16cm" fo:margin-bottom="0.3cm" fo:line-height="100%" fo:text-align="center" fo:text-indent="0cm"/>
    </style:style>
    <style:style style:name="P37" style:family="paragraph">
      <loext:graphic-properties draw:fill="none" draw:fill-color="#93b5d3"/>
      <style:paragraph-properties fo:margin-left="0cm" fo:margin-right="0cm" fo:margin-top="0.16cm" fo:margin-bottom="0.3cm" fo:line-height="100%" fo:text-align="center" fo:text-indent="0cm" style:writing-mode="lr-tb"/>
      <style:text-properties fo:font-size="24pt"/>
    </style:style>
    <style:style style:name="P38" style:family="paragraph">
      <loext:graphic-properties draw:fill="none" draw:fill-color="#00cc99"/>
      <style:paragraph-properties fo:margin-left="0cm" fo:margin-right="0cm" fo:margin-top="0cm" fo:margin-bottom="0.2cm" fo:line-height="100%" fo:text-align="start" fo:text-indent="0cm" style:writing-mode="lr-tb"/>
      <style:text-properties fo:font-size="20pt" style:font-size-asian="20pt" style:font-size-complex="20pt"/>
    </style:style>
    <style:style style:name="T1" style:family="text">
      <style:text-properties fo:font-size="24pt" fo:language="de" fo:country="DE" fo:font-style="normal" fo:font-weight="bold" style:font-size-asian="24pt" style:font-style-asian="normal" style:font-weight-asian="bold" style:font-size-complex="24pt" style:font-style-complex="normal" style:font-weight-complex="bold"/>
    </style:style>
    <style:style style:name="T2" style:family="text">
      <style:text-properties fo:font-size="20pt" fo:language="de" fo:country="DE" fo:font-style="normal" style:font-name-asian="Ubuntu2" style:font-size-asian="20pt" style:font-style-asian="normal" style:font-name-complex="Ubuntu2" style:font-size-complex="20pt" style:font-style-complex="normal"/>
    </style:style>
    <style:style style:name="T3" style:family="text">
      <style:text-properties fo:font-size="20pt" fo:language="de" fo:country="DE" fo:font-style="normal" fo:font-weight="bold" style:font-name-asian="Ubuntu2" style:font-size-asian="20pt" style:font-style-asian="normal" style:font-weight-asian="bold" style:font-name-complex="Ubuntu2" style:font-size-complex="20pt" style:font-style-complex="normal" style:font-weight-complex="bold"/>
    </style:style>
    <style:style style:name="T4" style:family="text">
      <style:text-properties fo:font-size="20pt" fo:language="de" fo:country="DE" fo:font-style="normal" fo:font-weight="normal" style:font-name-asian="Ubuntu2" style:font-size-asian="20pt" style:font-style-asian="normal" style:font-weight-asian="normal" style:font-name-complex="Ubuntu2" style:font-size-complex="20pt" style:font-style-complex="normal" style:font-weight-complex="normal"/>
    </style:style>
    <style:style style:name="T5" style:family="text">
      <style:text-properties fo:font-size="20pt" fo:language="de" fo:country="DE" fo:font-weight="bold" style:font-name-asian="Ubuntu2" style:font-size-asian="20pt" style:font-weight-asian="bold" style:font-name-complex="Ubuntu2" style:font-size-complex="20pt" style:font-weight-complex="bold"/>
    </style:style>
    <style:style style:name="T6" style:family="text">
      <style:text-properties fo:font-size="20pt" fo:language="de" fo:country="DE" style:font-name-asian="Ubuntu2" style:font-size-asian="20pt" style:font-name-complex="Ubuntu2" style:font-size-complex="20pt"/>
    </style:style>
    <style:style style:name="T7" style:family="text">
      <style:text-properties fo:font-size="20pt" fo:language="de" fo:country="DE" fo:font-weight="normal" style:font-name-asian="Ubuntu2" style:font-size-asian="20pt" style:font-weight-asian="normal" style:font-name-complex="Ubuntu2" style:font-size-complex="20pt" style:font-weight-complex="normal"/>
    </style:style>
    <style:style style:name="T8" style:family="text">
      <style:text-properties fo:font-size="20pt" fo:language="de" fo:country="DE" fo:font-style="italic" fo:font-weight="normal" style:font-name-asian="Ubuntu2" style:font-size-asian="20pt" style:font-style-asian="italic" style:font-weight-asian="normal" style:font-name-complex="Ubuntu2" style:font-size-complex="20pt" style:font-style-complex="italic" style:font-weight-complex="normal"/>
    </style:style>
    <style:style style:name="T9" style:family="text">
      <style:text-properties fo:color="#000000" fo:font-size="24pt" fo:font-weight="bold" style:font-size-asian="24pt" style:font-weight-asian="bold" style:font-size-complex="24pt" style:font-weight-complex="bold"/>
    </style:style>
    <style:style style:name="T10" style:family="text">
      <style:text-properties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style:style style:name="T11" style:family="text">
      <style:text-properties fo:font-size="20pt" fo:language="de" fo:country="DE" fo:font-style="italic" style:font-name-asian="Ubuntu2" style:font-size-asian="20pt" style:font-style-asian="italic" style:font-name-complex="Ubuntu2" style:font-size-complex="20pt" style:font-style-complex="italic"/>
    </style:style>
    <style:style style:name="T12" style:family="text">
      <style:text-properties fo:color="#000000" fo:font-size="20pt" style:font-size-asian="20pt" style:font-size-complex="20pt"/>
    </style:style>
    <style:style style:name="T13" style:family="text">
      <style:text-properties fo:color="#000000" fo:font-size="20pt" fo:font-style="italic" style:font-size-asian="20pt" style:font-style-asian="italic" style:font-size-complex="20pt" style:font-style-complex="italic"/>
    </style:style>
    <style:style style:name="T14" style:family="text">
      <style:text-properties fo:font-size="20pt" style:font-size-asian="20pt" style:font-size-complex="20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8pt" fo:language="de" fo:country="DE" fo:font-style="normal" style:font-name-asian="Ubuntu2" style:font-size-asian="18pt" style:font-style-asian="normal" style:font-name-complex="Ubuntu2" style:font-size-complex="18pt" style:font-style-complex="normal"/>
    </style:style>
    <style:style style:name="T20" style:family="text">
      <style:text-properties fo:font-size="22pt" fo:language="de" fo:country="DE" fo:font-style="normal" fo:font-weight="bold" style:font-name-asian="Ubuntu2" style:font-size-asian="22pt" style:font-style-asian="normal" style:font-weight-asian="bold" style:font-name-complex="Ubuntu2" style:font-size-complex="22pt" style:font-style-complex="normal" style:font-weight-complex="bold"/>
    </style:style>
    <style:style style:name="T21" style:family="text">
      <style:text-properties fo:font-size="18pt" fo:language="de" fo:country="DE" style:font-name-asian="Ubuntu2" style:font-size-asian="18pt" style:font-name-complex="Ubuntu2" style:font-size-complex="18pt"/>
    </style:style>
    <style:style style:name="T22" style:family="text">
      <style:text-properties fo:font-size="20pt" style:font-size-asian="24pt" style:font-size-complex="24pt"/>
    </style:style>
    <style:style style:name="T23" style:family="text">
      <style:text-properties fo:font-size="20pt"/>
    </style:style>
    <style:style style:name="T24" style:family="text">
      <style:text-properties fo:font-size="18pt" fo:language="de" fo:country="DE" fo:font-style="italic" style:font-name-asian="Ubuntu2" style:font-size-asian="18pt" style:font-style-asian="italic" style:font-name-complex="Ubuntu2" style:font-size-complex="18pt" style:font-style-complex="italic"/>
    </style:style>
    <style:style style:name="T25" style:family="text">
      <style:text-properties fo:color="#000000" style:font-name="Verdana1" fo:font-size="18pt" fo:language="en" fo:country="GB" fo:font-style="normal" style:font-name-asian="Ubuntu2" style:font-size-asian="18pt" style:font-style-asian="normal" style:font-name-complex="Ubuntu2" style:font-size-complex="18pt" style:font-style-complex="normal"/>
    </style:style>
    <style:style style:name="T26" style:family="text">
      <style:text-properties fo:color="#000000" style:font-name="Verdana1" fo:font-size="18pt" fo:language="de" fo:country="DE" fo:font-style="normal" style:font-name-asian="Ubuntu2" style:font-size-asian="18pt" style:font-style-asian="normal" style:font-name-complex="Ubuntu2" style:font-size-complex="18pt" style:font-style-complex="normal"/>
    </style:style>
    <style:style style:name="T27" style:family="text">
      <style:text-properties fo:color="#000000" style:font-name="Verdana1" fo:font-size="16pt" fo:language="de" fo:country="DE" fo:font-weight="bold" style:font-size-asian="16pt" style:font-weight-asian="bold" style:font-size-complex="16pt" style:font-weight-complex="bold"/>
    </style:style>
    <style:style style:name="T28" style:family="text">
      <style:text-properties fo:color="#000000" style:font-name="Verdana1" fo:font-size="18pt" fo:language="de" fo:country="DE" style:font-size-asian="18pt" style:font-size-complex="18pt"/>
    </style:style>
    <style:style style:name="T29" style:family="text">
      <style:text-properties fo:color="#000000" style:font-name="Verdana1" fo:font-size="24pt" fo:language="de" fo:country="DE" fo:font-weight="bold" style:font-size-asian="24pt" style:font-weight-asian="bold" style:font-size-complex="24pt" style:font-weight-complex="bold"/>
    </style:style>
    <style:style style:name="T30" style:family="text">
      <style:text-properties fo:color="#000000" style:font-name="Verdana1" fo:font-size="18pt" fo:font-weight="bold" style:font-size-asian="18pt" style:font-weight-asian="bold" style:font-size-complex="18pt" style:font-weight-complex="bold"/>
    </style:style>
    <style:style style:name="T31" style:family="text">
      <style:text-properties fo:color="#000000" style:font-name="Verdana1" fo:font-size="18pt" style:font-size-asian="18pt" style:font-size-complex="18pt"/>
    </style:style>
    <style:style style:name="T32" style:family="text">
      <style:text-properties fo:color="#000000" style:text-line-through-style="none" style:text-line-through-type="none" style:text-position="0% 100%" style:font-name="Verdana1"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3" style:family="text">
      <style:text-properties fo:color="#000000" style:text-line-through-style="none" style:text-line-through-type="none" style:text-position="0% 100%" style:font-name="Verdana1" fo:font-size="18pt" fo:language="de" fo:country="DE"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4" style:family="text">
      <style:text-properties fo:color="#000000" style:font-name="Verdana1" fo:font-size="14pt" fo:language="de" fo:country="DE" style:font-size-asian="14pt" style:font-size-complex="14pt"/>
    </style:style>
    <style:style style:name="T35" style:family="text">
      <style:text-properties fo:color="#000000" style:font-name="Verdana1" fo:font-size="20pt" fo:language="de" fo:country="DE" fo:font-weight="bold" style:font-size-asian="20pt" style:font-weight-asian="bold" style:font-size-complex="20pt" style:font-weight-complex="bold"/>
    </style:style>
    <style:style style:name="T36" style:family="text">
      <style:text-properties fo:color="#000000" style:font-name="Verdana1" fo:font-size="18pt" fo:language="de" fo:country="DE" fo:font-style="italic" style:font-size-asian="18pt" style:font-style-asian="italic" style:font-size-complex="18pt" style:font-style-complex="italic"/>
    </style:style>
    <style:style style:name="T37" style:family="text">
      <style:text-properties fo:font-size="18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38" style:family="text">
      <style:text-properties fo:font-size="18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text:list-style style:name="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2">
      <text:list-level-style-number text:level="1" style:num-suffix="." style:num-format="1">
        <style:list-level-properties text:min-label-width="0.95cm"/>
        <style:text-properties style:use-window-font-color="true" fo:font-size="100%"/>
      </text:list-level-style-number>
      <text:list-level-style-number text:level="2" style:num-suffix="." style:num-format="1">
        <style:list-level-properties text:space-before="0.6cm" text:min-label-width="0.95cm"/>
        <style:text-properties style:use-window-font-color="true" fo:font-size="100%"/>
      </text:list-level-style-number>
      <text:list-level-style-number text:level="3" style:num-suffix="." style:num-format="1">
        <style:list-level-properties text:space-before="1.2cm" text:min-label-width="0.95cm"/>
        <style:text-properties style:use-window-font-color="true" fo:font-size="100%"/>
      </text:list-level-style-number>
      <text:list-level-style-number text:level="4" style:num-suffix="." style:num-format="1">
        <style:list-level-properties text:space-before="1.8cm" text:min-label-width="0.95cm"/>
        <style:text-properties style:use-window-font-color="true" fo:font-size="100%"/>
      </text:list-level-style-number>
      <text:list-level-style-number text:level="5" style:num-suffix="." style:num-format="1">
        <style:list-level-properties text:space-before="2.4cm" text:min-label-width="0.95cm"/>
        <style:text-properties style:use-window-font-color="true" fo:font-size="100%"/>
      </text:list-level-style-number>
      <text:list-level-style-number text:level="6" style:num-suffix="." style:num-format="1">
        <style:list-level-properties text:space-before="3cm" text:min-label-width="0.95cm"/>
        <style:text-properties style:use-window-font-color="true" fo:font-size="100%"/>
      </text:list-level-style-number>
      <text:list-level-style-number text:level="7" style:num-suffix="." style:num-format="1">
        <style:list-level-properties text:space-before="3.6cm" text:min-label-width="0.95cm"/>
        <style:text-properties style:use-window-font-color="true" fo:font-size="100%"/>
      </text:list-level-style-number>
      <text:list-level-style-number text:level="8" style:num-suffix="." style:num-format="1">
        <style:list-level-properties text:space-before="4.2cm" text:min-label-width="0.95cm"/>
        <style:text-properties style:use-window-font-color="true" fo:font-size="100%"/>
      </text:list-level-style-number>
      <text:list-level-style-number text:level="9" style:num-suffix="." style:num-format="1">
        <style:list-level-properties text:space-before="4.8cm" text:min-label-width="0.95cm"/>
        <style:text-properties style:use-window-font-color="true" fo:font-size="100%"/>
      </text:list-level-style-number>
      <text:list-level-style-number text:level="10" style:num-suffix="." style:num-format="1">
        <style:list-level-properties text:space-before="5.4cm" text:min-label-width="0.95cm"/>
        <style:text-properties style:use-window-font-color="true" fo:font-size="100%"/>
      </text:list-level-style-number>
    </text:list-style>
    <text:list-style style:name="L3">
      <text:list-level-style-number text:level="1" style:num-suffix="." style:num-format="1" text:start-value="2">
        <style:list-level-properties text:min-label-width="0.95cm"/>
        <style:text-properties fo:color="#000000" fo:font-size="100%"/>
      </text:list-level-style-number>
      <text:list-level-style-number text:level="2" style:num-suffix="." style:num-format="1" text:start-value="2">
        <style:list-level-properties text:space-before="0.6cm" text:min-label-width="0.95cm"/>
        <style:text-properties fo:color="#000000" fo:font-size="100%"/>
      </text:list-level-style-number>
      <text:list-level-style-number text:level="3" style:num-suffix="." style:num-format="1" text:start-value="2">
        <style:list-level-properties text:space-before="1.2cm" text:min-label-width="0.95cm"/>
        <style:text-properties fo:color="#000000" fo:font-size="100%"/>
      </text:list-level-style-number>
      <text:list-level-style-number text:level="4" style:num-suffix="." style:num-format="1" text:start-value="2">
        <style:list-level-properties text:space-before="1.8cm" text:min-label-width="0.95cm"/>
        <style:text-properties fo:color="#000000" fo:font-size="100%"/>
      </text:list-level-style-number>
      <text:list-level-style-number text:level="5" style:num-suffix="." style:num-format="1" text:start-value="2">
        <style:list-level-properties text:space-before="2.4cm" text:min-label-width="0.95cm"/>
        <style:text-properties fo:color="#000000" fo:font-size="100%"/>
      </text:list-level-style-number>
      <text:list-level-style-number text:level="6" style:num-suffix="." style:num-format="1" text:start-value="2">
        <style:list-level-properties text:space-before="3cm" text:min-label-width="0.95cm"/>
        <style:text-properties fo:color="#000000" fo:font-size="100%"/>
      </text:list-level-style-number>
      <text:list-level-style-number text:level="7" style:num-suffix="." style:num-format="1" text:start-value="2">
        <style:list-level-properties text:space-before="3.6cm" text:min-label-width="0.95cm"/>
        <style:text-properties fo:color="#000000" fo:font-size="100%"/>
      </text:list-level-style-number>
      <text:list-level-style-number text:level="8" style:num-suffix="." style:num-format="1" text:start-value="2">
        <style:list-level-properties text:space-before="4.2cm" text:min-label-width="0.95cm"/>
        <style:text-properties fo:color="#000000" fo:font-size="100%"/>
      </text:list-level-style-number>
      <text:list-level-style-number text:level="9" style:num-suffix="." style:num-format="1" text:start-value="2">
        <style:list-level-properties text:space-before="4.8cm" text:min-label-width="0.95cm"/>
        <style:text-properties fo:color="#000000" fo:font-size="100%"/>
      </text:list-level-style-number>
      <text:list-level-style-number text:level="10" style:num-suffix="." style:num-format="1" text:start-value="2">
        <style:list-level-properties text:space-before="5.4cm" text:min-label-width="0.95cm"/>
        <style:text-properties fo:color="#000000" fo:font-size="100%"/>
      </text:list-level-style-number>
    </text:list-style>
    <text:list-style style:name="L4">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1.27cm" text:min-label-width="0.8cm"/>
        <style:text-properties style:font-name="Verdana1" fo:color="#000000" fo:font-size="100%"/>
      </text:list-level-style-bullet>
      <text:list-level-style-bullet text:level="3" text:bullet-char="•">
        <style:list-level-properties text:space-before="2.54cm" text:min-label-width="0.8cm"/>
        <style:text-properties style:font-name="Verdana1" fo:color="#000000" fo:font-size="100%"/>
      </text:list-level-style-bullet>
      <text:list-level-style-bullet text:level="4" text:bullet-char="•">
        <style:list-level-properties text:space-before="3.81cm" text:min-label-width="0.8cm"/>
        <style:text-properties style:font-name="Verdana1" fo:color="#000000" fo:font-size="100%"/>
      </text:list-level-style-bullet>
      <text:list-level-style-bullet text:level="5" text:bullet-char="•">
        <style:list-level-properties text:space-before="5.08cm" text:min-label-width="0.8cm"/>
        <style:text-properties style:font-name="Verdana1" fo:color="#000000" fo:font-size="100%"/>
      </text:list-level-style-bullet>
      <text:list-level-style-bullet text:level="6" text:bullet-char="•">
        <style:list-level-properties text:space-before="5.08cm" text:min-label-width="0.8cm"/>
        <style:text-properties style:font-name="Verdana1" fo:color="#000000" fo:font-size="100%"/>
      </text:list-level-style-bullet>
      <text:list-level-style-bullet text:level="7" text:bullet-char="•">
        <style:list-level-properties text:space-before="5.08cm" text:min-label-width="0.8cm"/>
        <style:text-properties style:font-name="Verdana1" fo:color="#000000" fo:font-size="100%"/>
      </text:list-level-style-bullet>
      <text:list-level-style-bullet text:level="8" text:bullet-char="•">
        <style:list-level-properties text:space-before="5.08cm" text:min-label-width="0.8cm"/>
        <style:text-properties style:font-name="Verdana1" fo:color="#000000" fo:font-size="100%"/>
      </text:list-level-style-bullet>
      <text:list-level-style-bullet text:level="9" text:bullet-char="•">
        <style:list-level-properties text:space-before="5.08cm" text:min-label-width="0.8cm"/>
        <style:text-properties style:font-name="Verdana1" fo:color="#000000" fo:font-size="100%"/>
      </text:list-level-style-bullet>
      <text:list-level-style-bullet text:level="10" text:bullet-char="•">
        <style:list-level-properties text:space-before="5.08cm" text:min-label-width="0.8cm"/>
        <style:text-properties style:font-name="Verdana1" fo:color="#000000" fo:font-size="100%"/>
      </text:list-level-style-bullet>
    </text:list-style>
    <text:list-style style:name="L5">
      <text:list-level-style-bullet text:level="1" text:bullet-char="•">
        <style:list-level-properties text:space-before="0.45cm" text:min-label-width="0.6cm"/>
        <style:text-properties style:font-name="Verdana1" fo:color="#000000" fo:font-size="100%"/>
      </text:list-level-style-bullet>
      <text:list-level-style-bullet text:level="2" text:bullet-char="•">
        <style:list-level-properties text:space-before="1.27cm" text:min-label-width="0.6cm"/>
        <style:text-properties style:font-name="Verdana1" fo:color="#000000" fo:font-size="100%"/>
      </text:list-level-style-bullet>
      <text:list-level-style-bullet text:level="3" text:bullet-char="•">
        <style:list-level-properties text:space-before="2.54cm" text:min-label-width="0.6cm"/>
        <style:text-properties style:font-name="Verdana1" fo:color="#000000" fo:font-size="100%"/>
      </text:list-level-style-bullet>
      <text:list-level-style-bullet text:level="4" text:bullet-char="•">
        <style:list-level-properties text:space-before="3.81cm" text:min-label-width="0.6cm"/>
        <style:text-properties style:font-name="Verdana1" fo:color="#000000" fo:font-size="100%"/>
      </text:list-level-style-bullet>
      <text:list-level-style-bullet text:level="5" text:bullet-char="•">
        <style:list-level-properties text:space-before="5.08cm" text:min-label-width="0.6cm"/>
        <style:text-properties style:font-name="Verdana1" fo:color="#000000" fo:font-size="100%"/>
      </text:list-level-style-bullet>
      <text:list-level-style-bullet text:level="6" text:bullet-char="•">
        <style:list-level-properties text:space-before="5.08cm" text:min-label-width="0.6cm"/>
        <style:text-properties style:font-name="Verdana1" fo:color="#000000" fo:font-size="100%"/>
      </text:list-level-style-bullet>
      <text:list-level-style-bullet text:level="7" text:bullet-char="•">
        <style:list-level-properties text:space-before="5.08cm" text:min-label-width="0.6cm"/>
        <style:text-properties style:font-name="Verdana1" fo:color="#000000" fo:font-size="100%"/>
      </text:list-level-style-bullet>
      <text:list-level-style-bullet text:level="8" text:bullet-char="•">
        <style:list-level-properties text:space-before="5.08cm" text:min-label-width="0.6cm"/>
        <style:text-properties style:font-name="Verdana1" fo:color="#000000" fo:font-size="100%"/>
      </text:list-level-style-bullet>
      <text:list-level-style-bullet text:level="9" text:bullet-char="•">
        <style:list-level-properties text:space-before="5.08cm" text:min-label-width="0.6cm"/>
        <style:text-properties style:font-name="Verdana1" fo:color="#000000" fo:font-size="100%"/>
      </text:list-level-style-bullet>
      <text:list-level-style-bullet text:level="10" text:bullet-char="•">
        <style:list-level-properties text:space-before="5.08cm" text:min-label-width="0.6cm"/>
        <style:text-properties style:font-name="Verdana1" fo:color="#000000" fo:font-size="100%"/>
      </text:list-level-style-bullet>
    </text:list-style>
    <text:list-style style:name="L6">
      <text:list-level-style-number text:level="1" style:num-suffix="." style:num-format="1">
        <style:list-level-properties text:min-label-width="0.8cm"/>
        <style:text-properties fo:color="#000000" fo:font-size="100%"/>
      </text:list-level-style-number>
      <text:list-level-style-number text:level="2" style:num-suffix="." style:num-format="1">
        <style:list-level-properties text:space-before="1.27cm" text:min-label-width="0.8cm"/>
        <style:text-properties fo:color="#000000" fo:font-size="100%"/>
      </text:list-level-style-number>
      <text:list-level-style-number text:level="3" style:num-suffix="." style:num-format="1">
        <style:list-level-properties text:space-before="2.54cm" text:min-label-width="0.8cm"/>
        <style:text-properties fo:color="#000000" fo:font-size="100%"/>
      </text:list-level-style-number>
      <text:list-level-style-number text:level="4" style:num-suffix="." style:num-format="1">
        <style:list-level-properties text:space-before="3.81cm" text:min-label-width="0.8cm"/>
        <style:text-properties fo:color="#000000" fo:font-size="100%"/>
      </text:list-level-style-number>
      <text:list-level-style-number text:level="5" style:num-suffix="." style:num-format="1">
        <style:list-level-properties text:space-before="5.08cm" text:min-label-width="0.8cm"/>
        <style:text-properties fo:color="#000000" fo:font-size="100%"/>
      </text:list-level-style-number>
      <text:list-level-style-number text:level="6" style:num-suffix="." style:num-format="1">
        <style:list-level-properties text:space-before="5.08cm" text:min-label-width="0.8cm"/>
        <style:text-properties fo:color="#000000" fo:font-size="100%"/>
      </text:list-level-style-number>
      <text:list-level-style-number text:level="7" style:num-suffix="." style:num-format="1">
        <style:list-level-properties text:space-before="5.08cm" text:min-label-width="0.8cm"/>
        <style:text-properties fo:color="#000000" fo:font-size="100%"/>
      </text:list-level-style-number>
      <text:list-level-style-number text:level="8" style:num-suffix="." style:num-format="1">
        <style:list-level-properties text:space-before="5.08cm" text:min-label-width="0.8cm"/>
        <style:text-properties fo:color="#000000" fo:font-size="100%"/>
      </text:list-level-style-number>
      <text:list-level-style-number text:level="9" style:num-suffix="." style:num-format="1">
        <style:list-level-properties text:space-before="5.08cm" text:min-label-width="0.8cm"/>
        <style:text-properties fo:color="#000000" fo:font-size="100%"/>
      </text:list-level-style-number>
      <text:list-level-style-number text:level="10" style:num-suffix="." style:num-format="1">
        <style:list-level-properties text:space-before="5.08cm" text:min-label-width="0.8cm"/>
        <style:text-properties fo:color="#000000" fo:font-size="100%"/>
      </text:list-level-style-number>
    </text:list-style>
    <text:list-style style:name="L7">
      <text:list-level-style-number text:level="1" style:num-suffix="." style:num-format="1" text:start-value="2">
        <style:list-level-properties text:min-label-width="0.8cm"/>
        <style:text-properties fo:color="#000000" fo:font-size="100%"/>
      </text:list-level-style-number>
      <text:list-level-style-number text:level="2" style:num-suffix="." style:num-format="1" text:start-value="2">
        <style:list-level-properties text:space-before="1.27cm" text:min-label-width="0.8cm"/>
        <style:text-properties fo:color="#000000" fo:font-size="100%"/>
      </text:list-level-style-number>
      <text:list-level-style-number text:level="3" style:num-suffix="." style:num-format="1" text:start-value="2">
        <style:list-level-properties text:space-before="2.54cm" text:min-label-width="0.8cm"/>
        <style:text-properties fo:color="#000000" fo:font-size="100%"/>
      </text:list-level-style-number>
      <text:list-level-style-number text:level="4" style:num-suffix="." style:num-format="1" text:start-value="2">
        <style:list-level-properties text:space-before="3.81cm" text:min-label-width="0.8cm"/>
        <style:text-properties fo:color="#000000" fo:font-size="100%"/>
      </text:list-level-style-number>
      <text:list-level-style-number text:level="5" style:num-suffix="." style:num-format="1" text:start-value="2">
        <style:list-level-properties text:space-before="5.08cm" text:min-label-width="0.8cm"/>
        <style:text-properties fo:color="#000000" fo:font-size="100%"/>
      </text:list-level-style-number>
      <text:list-level-style-number text:level="6" style:num-suffix="." style:num-format="1" text:start-value="2">
        <style:list-level-properties text:space-before="5.08cm" text:min-label-width="0.8cm"/>
        <style:text-properties fo:color="#000000" fo:font-size="100%"/>
      </text:list-level-style-number>
      <text:list-level-style-number text:level="7" style:num-suffix="." style:num-format="1" text:start-value="2">
        <style:list-level-properties text:space-before="5.08cm" text:min-label-width="0.8cm"/>
        <style:text-properties fo:color="#000000" fo:font-size="100%"/>
      </text:list-level-style-number>
      <text:list-level-style-number text:level="8" style:num-suffix="." style:num-format="1" text:start-value="2">
        <style:list-level-properties text:space-before="5.08cm" text:min-label-width="0.8cm"/>
        <style:text-properties fo:color="#000000" fo:font-size="100%"/>
      </text:list-level-style-number>
      <text:list-level-style-number text:level="9" style:num-suffix="." style:num-format="1" text:start-value="2">
        <style:list-level-properties text:space-before="5.08cm" text:min-label-width="0.8cm"/>
        <style:text-properties fo:color="#000000" fo:font-size="100%"/>
      </text:list-level-style-number>
      <text:list-level-style-number text:level="10" style:num-suffix="." style:num-format="1" text:start-value="2">
        <style:list-level-properties text:space-before="5.08cm" text:min-label-width="0.8cm"/>
        <style:text-properties fo:color="#000000" fo:font-size="100%"/>
      </text:list-level-style-number>
    </text:list-style>
    <text:list-style style:name="L8">
      <text:list-level-style-number text:level="1" style:num-suffix="." style:num-format="1" text:start-value="3">
        <style:list-level-properties text:min-label-width="0.8cm"/>
        <style:text-properties fo:color="#000000" fo:font-size="100%"/>
      </text:list-level-style-number>
      <text:list-level-style-number text:level="2" style:num-suffix="." style:num-format="1" text:start-value="3">
        <style:list-level-properties text:space-before="1.27cm" text:min-label-width="0.8cm"/>
        <style:text-properties fo:color="#000000" fo:font-size="100%"/>
      </text:list-level-style-number>
      <text:list-level-style-number text:level="3" style:num-suffix="." style:num-format="1" text:start-value="3">
        <style:list-level-properties text:space-before="2.54cm" text:min-label-width="0.8cm"/>
        <style:text-properties fo:color="#000000" fo:font-size="100%"/>
      </text:list-level-style-number>
      <text:list-level-style-number text:level="4" style:num-suffix="." style:num-format="1" text:start-value="3">
        <style:list-level-properties text:space-before="3.81cm" text:min-label-width="0.8cm"/>
        <style:text-properties fo:color="#000000" fo:font-size="100%"/>
      </text:list-level-style-number>
      <text:list-level-style-number text:level="5" style:num-suffix="." style:num-format="1" text:start-value="3">
        <style:list-level-properties text:space-before="5.08cm" text:min-label-width="0.8cm"/>
        <style:text-properties fo:color="#000000" fo:font-size="100%"/>
      </text:list-level-style-number>
      <text:list-level-style-number text:level="6" style:num-suffix="." style:num-format="1" text:start-value="3">
        <style:list-level-properties text:space-before="5.08cm" text:min-label-width="0.8cm"/>
        <style:text-properties fo:color="#000000" fo:font-size="100%"/>
      </text:list-level-style-number>
      <text:list-level-style-number text:level="7" style:num-suffix="." style:num-format="1" text:start-value="3">
        <style:list-level-properties text:space-before="5.08cm" text:min-label-width="0.8cm"/>
        <style:text-properties fo:color="#000000" fo:font-size="100%"/>
      </text:list-level-style-number>
      <text:list-level-style-number text:level="8" style:num-suffix="." style:num-format="1" text:start-value="3">
        <style:list-level-properties text:space-before="5.08cm" text:min-label-width="0.8cm"/>
        <style:text-properties fo:color="#000000" fo:font-size="100%"/>
      </text:list-level-style-number>
      <text:list-level-style-number text:level="9" style:num-suffix="." style:num-format="1" text:start-value="3">
        <style:list-level-properties text:space-before="5.08cm" text:min-label-width="0.8cm"/>
        <style:text-properties fo:color="#000000" fo:font-size="100%"/>
      </text:list-level-style-number>
      <text:list-level-style-number text:level="10" style:num-suffix="." style:num-format="1" text:start-value="3">
        <style:list-level-properties text:space-before="5.08cm" text:min-label-width="0.8cm"/>
        <style:text-properties fo:color="#000000" fo:font-size="100%"/>
      </text:list-level-style-number>
    </text:list-style>
    <text:list-style style:name="L9">
      <text:list-level-style-bullet text:level="1" text:bullet-char="•">
        <style:list-level-properties text:min-label-width="0.736cm"/>
        <style:text-properties style:font-name="Verdana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34cm" text:min-label-width="1.019cm"/>
        <style:text-properties style:font-name="Verdana1"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1.27cm" text:min-label-width="0.8cm"/>
        <style:text-properties style:font-name="Times New Roman" fo:color="#000000" fo:font-size="100%"/>
      </text:list-level-style-bullet>
      <text:list-level-style-bullet text:level="3" text:bullet-char="•">
        <style:list-level-properties text:space-before="2.54cm" text:min-label-width="0.8cm"/>
        <style:text-properties style:font-name="Times New Roman" fo:color="#000000" fo:font-size="100%"/>
      </text:list-level-style-bullet>
      <text:list-level-style-bullet text:level="4" text:bullet-char="•">
        <style:list-level-properties text:space-before="3.81cm" text:min-label-width="0.8cm"/>
        <style:text-properties style:font-name="Times New Roman" fo:color="#000000" fo:font-size="100%"/>
      </text:list-level-style-bullet>
      <text:list-level-style-bullet text:level="5" text:bullet-char="•">
        <style:list-level-properties text:space-before="5.08cm" text:min-label-width="0.8cm"/>
        <style:text-properties style:font-name="Times New Roman" fo:color="#000000" fo:font-size="100%"/>
      </text:list-level-style-bullet>
      <text:list-level-style-bullet text:level="6" text:bullet-char="•">
        <style:list-level-properties text:space-before="5.08cm" text:min-label-width="0.8cm"/>
        <style:text-properties style:font-name="Times New Roman" fo:color="#000000" fo:font-size="100%"/>
      </text:list-level-style-bullet>
      <text:list-level-style-bullet text:level="7" text:bullet-char="•">
        <style:list-level-properties text:space-before="5.08cm" text:min-label-width="0.8cm"/>
        <style:text-properties style:font-name="Times New Roman" fo:color="#000000" fo:font-size="100%"/>
      </text:list-level-style-bullet>
      <text:list-level-style-bullet text:level="8" text:bullet-char="•">
        <style:list-level-properties text:space-before="5.08cm" text:min-label-width="0.8cm"/>
        <style:text-properties style:font-name="Times New Roman" fo:color="#000000" fo:font-size="100%"/>
      </text:list-level-style-bullet>
      <text:list-level-style-bullet text:level="9" text:bullet-char="•">
        <style:list-level-properties text:space-before="5.08cm" text:min-label-width="0.8cm"/>
        <style:text-properties style:font-name="Times New Roman" fo:color="#000000" fo:font-size="100%"/>
      </text:list-level-style-bullet>
      <text:list-level-style-bullet text:level="10" text:bullet-char="•">
        <style:list-level-properties text:space-before="5.08cm" text:min-label-width="0.8cm"/>
        <style:text-properties style:font-name="Times New Roman" fo:color="#000000" fo:font-size="100%"/>
      </text:list-level-style-bullet>
    </text:list-style>
    <text:list-style style:name="L12">
      <text:list-level-style-bullet text:level="1" text:bullet-char="•">
        <style:list-level-properties text:min-label-width="0.7cm"/>
        <style:text-properties style:font-name="Verdana1" fo:color="#000000" fo:font-size="100%"/>
      </text:list-level-style-bullet>
      <text:list-level-style-bullet text:level="2" text:bullet-char="•">
        <style:list-level-properties text:space-before="1.27cm" text:min-label-width="0.7cm"/>
        <style:text-properties style:font-name="Times New Roman" fo:color="#000000" fo:font-size="100%"/>
      </text:list-level-style-bullet>
      <text:list-level-style-bullet text:level="3" text:bullet-char="•">
        <style:list-level-properties text:space-before="2.54cm" text:min-label-width="0.7cm"/>
        <style:text-properties style:font-name="Times New Roman" fo:color="#000000" fo:font-size="100%"/>
      </text:list-level-style-bullet>
      <text:list-level-style-bullet text:level="4" text:bullet-char="•">
        <style:list-level-properties text:space-before="3.81cm" text:min-label-width="0.7cm"/>
        <style:text-properties style:font-name="Times New Roman" fo:color="#000000" fo:font-size="100%"/>
      </text:list-level-style-bullet>
      <text:list-level-style-bullet text:level="5" text:bullet-char="•">
        <style:list-level-properties text:space-before="5.08cm" text:min-label-width="0.7cm"/>
        <style:text-properties style:font-name="Times New Roman" fo:color="#000000" fo:font-size="100%"/>
      </text:list-level-style-bullet>
      <text:list-level-style-bullet text:level="6" text:bullet-char="•">
        <style:list-level-properties text:space-before="5.08cm" text:min-label-width="0.7cm"/>
        <style:text-properties style:font-name="Times New Roman" fo:color="#000000" fo:font-size="100%"/>
      </text:list-level-style-bullet>
      <text:list-level-style-bullet text:level="7" text:bullet-char="•">
        <style:list-level-properties text:space-before="5.08cm" text:min-label-width="0.7cm"/>
        <style:text-properties style:font-name="Times New Roman" fo:color="#000000" fo:font-size="100%"/>
      </text:list-level-style-bullet>
      <text:list-level-style-bullet text:level="8" text:bullet-char="•">
        <style:list-level-properties text:space-before="5.08cm" text:min-label-width="0.7cm"/>
        <style:text-properties style:font-name="Times New Roman" fo:color="#000000" fo:font-size="100%"/>
      </text:list-level-style-bullet>
      <text:list-level-style-bullet text:level="9" text:bullet-char="•">
        <style:list-level-properties text:space-before="5.08cm" text:min-label-width="0.7cm"/>
        <style:text-properties style:font-name="Times New Roman" fo:color="#000000" fo:font-size="100%"/>
      </text:list-level-style-bullet>
      <text:list-level-style-bullet text:level="10" text:bullet-char="•">
        <style:list-level-properties text:space-before="5.08cm" text:min-label-width="0.7cm"/>
        <style:text-properties style:font-name="Times New Roman" fo:color="#000000" fo:font-size="100%"/>
      </text:list-level-style-bullet>
    </text:list-style>
    <text:list-style style:name="L13">
      <text:list-level-style-bullet text:level="1" text:bullet-char="•">
        <style:list-level-properties text:min-label-width="0.8cm"/>
        <style:text-properties style:font-name="Times New Roman" fo:color="#000000" fo:font-size="100%"/>
      </text:list-level-style-bullet>
      <text:list-level-style-bullet text:level="2" text:bullet-char="•">
        <style:list-level-properties text:space-before="1.27cm" text:min-label-width="0.8cm"/>
        <style:text-properties style:font-name="Times New Roman" fo:color="#000000" fo:font-size="100%"/>
      </text:list-level-style-bullet>
      <text:list-level-style-bullet text:level="3" text:bullet-char="•">
        <style:list-level-properties text:space-before="2.54cm" text:min-label-width="0.8cm"/>
        <style:text-properties style:font-name="Times New Roman" fo:color="#000000" fo:font-size="100%"/>
      </text:list-level-style-bullet>
      <text:list-level-style-bullet text:level="4" text:bullet-char="•">
        <style:list-level-properties text:space-before="3.81cm" text:min-label-width="0.8cm"/>
        <style:text-properties style:font-name="Times New Roman" fo:color="#000000" fo:font-size="100%"/>
      </text:list-level-style-bullet>
      <text:list-level-style-bullet text:level="5" text:bullet-char="•">
        <style:list-level-properties text:space-before="5.08cm" text:min-label-width="0.8cm"/>
        <style:text-properties style:font-name="Times New Roman" fo:color="#000000" fo:font-size="100%"/>
      </text:list-level-style-bullet>
      <text:list-level-style-bullet text:level="6" text:bullet-char="•">
        <style:list-level-properties text:space-before="5.08cm" text:min-label-width="0.8cm"/>
        <style:text-properties style:font-name="Times New Roman" fo:color="#000000" fo:font-size="100%"/>
      </text:list-level-style-bullet>
      <text:list-level-style-bullet text:level="7" text:bullet-char="•">
        <style:list-level-properties text:space-before="5.08cm" text:min-label-width="0.8cm"/>
        <style:text-properties style:font-name="Times New Roman" fo:color="#000000" fo:font-size="100%"/>
      </text:list-level-style-bullet>
      <text:list-level-style-bullet text:level="8" text:bullet-char="•">
        <style:list-level-properties text:space-before="5.08cm" text:min-label-width="0.8cm"/>
        <style:text-properties style:font-name="Times New Roman" fo:color="#000000" fo:font-size="100%"/>
      </text:list-level-style-bullet>
      <text:list-level-style-bullet text:level="9" text:bullet-char="•">
        <style:list-level-properties text:space-before="5.08cm" text:min-label-width="0.8cm"/>
        <style:text-properties style:font-name="Times New Roman" fo:color="#000000" fo:font-size="100%"/>
      </text:list-level-style-bullet>
      <text:list-level-style-bullet text:level="10" text:bullet-char="•">
        <style:list-level-properties text:space-before="5.08cm" text:min-label-width="0.8cm"/>
        <style:text-properties style:font-name="Times New Roman" fo:color="#000000" fo:font-size="100%"/>
      </text:list-level-style-bullet>
    </text:list-style>
    <text:list-style style:name="L14">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1" presentation:use-footer-name="ftr1">
        <office:forms form:automatic-focus="false" form:apply-design-mode="false"/>
        <draw:custom-shape draw:style-name="gr1" draw:text-style-name="P3" draw:layer="layout" svg:width="23.6cm" svg:height="15.782cm" svg:x="1.2cm" svg:y="2.4cm">
          <text:p text:style-name="P1"><text:span text:style-name="T1">Ausgangspunkt</text:span></text:p>
          <text:p text:style-name="P2"><text:span text:style-name="T2">Wir haben uns mit einer systemtheoretischen Betrachtung Aspekten der Dynamik und Strukturbildung im kooperativen Handeln genähert, in der </text:span><text:span text:style-name="T3">drei Betrachtungsebenen </text:span><text:span text:style-name="T4">unterschieden sind</text:span><text:span text:style-name="T3">:</text:span></text:p>
          <text:list text:style-name="L2">
            <text:list-item>
              <text:list>
                <text:list-item>
                  <text:p text:style-name="P2"><text:span text:style-name="T5">Mikroebene:</text:span><text:span text:style-name="T6"> Aspekte der Dynamik und Strukturbildung auf der Ebene einzelner Akteure im kooperativen Kontext. <text:s/></text:span></text:p>
                </text:list-item>
              </text:list>
            </text:list-item>
          </text:list>
          <text:list text:style-name="L3">
            <text:list-item>
              <text:list>
                <text:list-item>
                  <text:p text:style-name="P2"><text:span text:style-name="T5">Makroebene:</text:span><text:span text:style-name="T6"> Dynamische und strukturelle Momente des kooperativen Kontexts selbst. (Innenverhältnis)</text:span></text:p>
                </text:list-item>
                <text:list-item>
                  <text:p text:style-name="P2"><text:span text:style-name="T5">Einbettung </text:span><text:span text:style-name="T7">in den </text:span><text:span text:style-name="T8">kulturellen Kontext</text:span><text:span text:style-name="T7"> der Genese von Wirklichkeit, die „so ist, wie sie ist“, als </text:span><text:span text:style-name="T8">Außenverhältnis</text:span><text:span text:style-name="T7">. </text:span></text:p>
                </text:list-item>
              </text:list>
            </text:list-item>
          </text:list>
          <text:p text:style-name="P2"><text:span text:style-name="T7">Damit sind mehrere Setzungen verbunden: Es geht um ein </text:span><text:span text:style-name="T4">Modell</text:span><text:span text:style-name="T7"> der </text:span><text:span text:style-name="T8">Innenperspektive</text:span><text:span text:style-name="T7"> einer „idealen“ Kooperation auf dem Hintergrund </text:span><text:span text:style-name="T8">bestehender </text:span><text:span text:style-name="T7">(bürgerlich-kapitalistischer) </text:span><text:span text:style-name="T4">Verhältnisse auf der Basis eines </text:span><text:span text:style-name="T8">systemtheoretischen Beschreibungsansatzes. </text:span></text:p>
          <draw:enhanced-geometry svg:viewBox="0 0 21600 21600" draw:type="mso-spt202" draw:enhanced-path="M 0 0 L 21600 0 21600 21600 0 21600 0 0 Z N"/>
        </draw:custom-shape>
        <draw:custom-shape draw:style-name="gr2" draw:text-style-name="P5" draw:layer="layout" svg:width="10.954cm" svg:height="1.277cm" svg:x="2.797cm" svg:y="0.092cm">
          <text:p text:style-name="P4"><text:span text:style-name="T9">Kooperatives Handeln</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1" presentation:class="page"/>
          <draw:frame presentation:style-name="pr1" draw:text-style-name="P6" draw:layer="layout" svg:width="13.591cm" svg:height="12.252cm" svg:x="2.464cm" svg:y="12.934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custom-shape draw:style-name="gr1" draw:text-style-name="P3" draw:layer="layout" svg:width="23.6cm" svg:height="13.188cm" svg:x="1.2cm" svg:y="2.4cm">
          <text:p text:style-name="P1"><text:span text:style-name="T1"/></text:p>
          <text:p text:style-name="P2"><text:span text:style-name="T7">Damit wird, ähnlich wie Thomas S. Kuhn zunächst den Begriff „normale Wissenschaft“ entwickelt, der Fokus zunächst auf „normale Kooperation“ auf dem Hintergrund </text:span><text:span text:style-name="T8">bestehender </text:span><text:span text:style-name="T7">(bürgerlich-kapitalistischer) </text:span><text:span text:style-name="T4">Verhältnisse </text:span><text:span text:style-name="T7">gerichtet. Eine Betrachtung derartiger Kooperationen in gesellschaftlichen Umbruchprozessen (vergleichbar zu Kuhns Ansatz der <text:s/>„Paradigmenwechsel“) ist erst in einer zweiten Stufe der Betrachtung möglich. </text:span></text:p>
          <text:p text:style-name="P2"><text:span text:style-name="T4">Wir wollen uns dabei der </text:span><text:span text:style-name="T8">Beschreibung kooperativen Handelns</text:span><text:span text:style-name="T4"> durch genaueres Studium und Beschreibung </text:span><text:span text:style-name="T8">empirischer Wirklichkeit</text:span><text:span text:style-name="T4"> an Hand von Praxisbeispielen kooperativen Handelns nähern, um einer Sein-Sollens-Dichotomie auszuweichen. </text:span></text:p>
          <draw:enhanced-geometry svg:viewBox="0 0 21600 21600" draw:type="mso-spt202" draw:enhanced-path="M 0 0 L 21600 0 21600 21600 0 21600 0 0 Z N"/>
        </draw:custom-shape>
        <draw:custom-shape draw:style-name="gr2" draw:text-style-name="P5" draw:layer="layout" svg:width="10.954cm" svg:height="1.277cm" svg:x="2.797cm" svg:y="0.092cm">
          <text:p text:style-name="P4"><text:span text:style-name="T9">Kooperatives Handeln</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2" presentation:class="page"/>
          <draw:frame presentation:style-name="pr1" draw:text-style-name="P6" draw:layer="layout" svg:width="13.591cm" svg:height="12.252cm" svg:x="2.464cm" svg:y="12.934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custom-shape draw:style-name="gr1" draw:text-style-name="P3" draw:layer="layout" svg:width="23.6cm" svg:height="14.635cm" svg:x="1.2cm" svg:y="2.4cm">
          <text:p text:style-name="P1"><text:span text:style-name="T10">Beobachtungen</text:span></text:p>
          <text:p text:style-name="P2"><text:span text:style-name="T2">Relationale Momente als Beziehungen zwischen Akteuren prägen den kooperativen Kontext stärker als individuelle Momente der einzelnen Akteure. </text:span></text:p>
          <text:list text:style-name="L4">
            <text:list-item>
              <text:p text:style-name="P2"><text:span text:style-name="T4">Damit ist auch </text:span><text:span text:style-name="T8">spezifisches kooperatives Verfahrenswissen</text:span><text:span text:style-name="T4"> zu postulieren, das nicht einzelnen Akteuren zugeordnet werden kann. Derartige Phänomene können nicht mit einem akkumulativen Wissensbegriff erfasst werden. </text:span></text:p>
            </text:list-item>
          </text:list>
          <text:p text:style-name="P2"><text:span text:style-name="T2">Akteure gehen in kooperative Kontexte nur mit Teilidentitäten ein. Oder, submersiv interpretiert: In einer Reduktion ihrer Gesamtpersönlichkeit. </text:span></text:p>
          <text:list text:continue-numbering="true" text:style-name="L4">
            <text:list-item>
              <text:p text:style-name="P2"><text:span text:style-name="T2">Ein solcher </text:span><text:span text:style-name="T11">reduktionistischer Ansatz</text:span><text:span text:style-name="T2"> in Bezug auf die individuelle Persönlichkeit blendet interkooperative Phänomene der Intentionalität von Persönlichkeiten aus und führt zur </text:span><text:span text:style-name="T11">Annahme einer relationalen Intentionalität. </text:span></text:p>
            </text:list-item>
          </text:list>
          <draw:enhanced-geometry svg:viewBox="0 0 21600 21600" draw:type="mso-spt202" draw:enhanced-path="M 0 0 L 21600 0 21600 21600 0 21600 0 0 Z N"/>
        </draw:custom-shape>
        <draw:custom-shape draw:style-name="gr2" draw:text-style-name="P5" draw:layer="layout" svg:width="10.954cm" svg:height="1.277cm" svg:x="2.797cm" svg:y="0.092cm">
          <text:p text:style-name="P4"><text:span text:style-name="T9">Kooperatives Handeln</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3" presentation:class="page"/>
          <draw:frame presentation:style-name="pr1" draw:text-style-name="P6" draw:layer="layout" svg:width="13.591cm" svg:height="12.252cm" svg:x="2.464cm" svg:y="12.934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custom-shape draw:style-name="gr1" draw:text-style-name="P3" draw:layer="layout" svg:width="23.6cm" svg:height="15.582cm" svg:x="1.2cm" svg:y="2.4cm">
          <text:p text:style-name="P1"><text:span text:style-name="T10">Mikroebene: Privates Handeln der Akteure</text:span></text:p>
          <text:p text:style-name="P2"><text:span text:style-name="T12">Die hohe Bedeutung privaten Handelns ergibt sich aus der rechtsförmigen Grundkonstellation und verschiedenen Institutionalisierungen bürgerlicher Gesellschaft, in denen die Folgen von Handeln privat zugeschrieben werden.</text:span></text:p>
          <text:p text:style-name="P7"><text:span text:style-name="T12">Im Spannungsfeld privaten Handelns zwischen Zielen und Ergebnissen entwickeln sich</text:span></text:p>
          <text:list text:style-name="L4">
            <text:list-item>
              <text:p text:style-name="P8"><text:span text:style-name="T12">Die private Handlungs</text:span><text:span text:style-name="T13">fähigkeit</text:span><text:span text:style-name="T12"> als sozio-technisches Handlungs</text:span><text:span text:style-name="T13">vermögen</text:span><text:span text:style-name="T12"> in einem sozial determinierten Handlungs</text:span><text:span text:style-name="T13">feld</text:span><text:span text:style-name="T12">. </text:span></text:p>
            </text:list-item>
            <text:list-item>
              <text:p text:style-name="P8"><text:span text:style-name="T12">Das </text:span><text:span text:style-name="T13">private Weltbild</text:span><text:span text:style-name="T12"> (als „Unity of Consciousness“) als Reflex der </text:span><text:span text:style-name="T13">Bedingtheiten</text:span><text:span text:style-name="T12"> dieser Handlungsfähigkeit.</text:span></text:p>
            </text:list-item>
          </text:list>
          <text:p text:style-name="P8"><text:span text:style-name="T12">In der zu entwickelnden Theorie einer </text:span><text:span text:style-name="T13">Innenperspektive kooperativen Handelns</text:span><text:span text:style-name="T12"> werden diese Prozesse nur insoweit sichtbar, als sie sich </text:span><text:span text:style-name="T13">auf den kooperativen Kontext beziehen</text:span><text:span text:style-name="T12"> (reduktionistische Annahme relationaler Intentionalität). </text:span></text:p>
          <draw:enhanced-geometry svg:viewBox="0 0 21600 21600" draw:type="mso-spt202" draw:enhanced-path="M 0 0 L 21600 0 21600 21600 0 21600 0 0 Z N"/>
        </draw:custom-shape>
        <draw:custom-shape draw:style-name="gr2" draw:text-style-name="P5" draw:layer="layout" svg:width="10.954cm" svg:height="1.277cm" svg:x="1.297cm" svg:y="0.092cm">
          <text:p text:style-name="P4"><text:span text:style-name="T9">Kooperatives Handeln</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4" presentation:class="page"/>
          <draw:frame presentation:style-name="pr1" draw:text-style-name="P6" draw:layer="layout" svg:width="13.591cm" svg:height="12.252cm" svg:x="2.464cm" svg:y="12.934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custom-shape draw:style-name="gr2" draw:text-style-name="P5" draw:layer="layout" svg:width="10.954cm" svg:height="1.277cm" svg:x="0.789cm" svg:y="0.335cm">
          <text:p text:style-name="P4"><text:span text:style-name="T9">Kooperatives Handeln</text:span></text:p>
          <draw:enhanced-geometry svg:viewBox="0 0 21600 21600" draw:type="mso-spt202" draw:enhanced-path="M 0 0 L 21600 0 21600 21600 0 21600 0 0 Z N"/>
        </draw:custom-shape>
        <draw:frame draw:style-name="gr4" draw:text-style-name="P10" draw:layer="layout" svg:width="16.8cm" svg:height="9.221cm" svg:x="1cm" svg:y="3.067cm">
          <draw:text-box>
            <text:p text:style-name="P9"><text:span text:style-name="T14">Wie entwickeln sich kooperativ verankerte Bedeutungskontexte?</text:span></text:p>
            <text:p text:style-name="P8"><text:span text:style-name="T15">Formen? </text:span><text:span text:style-name="T16">Gemeinsamer Gebrauch von Begriffen und Modellen.</text:span></text:p>
            <text:p text:style-name="P8"><text:span text:style-name="T15">Strukturelle Momente? </text:span><text:span text:style-name="T15"><text:line-break/></text:span><text:span text:style-name="T17">Operationalisierung</text:span><text:span text:style-name="T16"> von Verfahrenswissen in Institutionen oder Werkzeugen bzw. Technik. </text:span><text:span text:style-name="T16"><text:line-break/></text:span><text:span text:style-name="T16">Corporate Identity als „kooperative Verfassung“.</text:span></text:p>
          </draw:text-box>
        </draw:frame>
        <draw:g>
          <draw:g>
            <draw:custom-shape draw:style-name="gr5" draw:text-style-name="P11" draw:layer="layout" svg:width="1.686cm" svg:height="1.582cm" svg:x="20cm" svg:y="15.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20.527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20.714cm" svg:y="14.139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1" draw:layer="layout" svg:width="1.686cm" svg:height="1.582cm" svg:x="15.801cm" svg:y="14.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16.32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16.515cm" svg:y="13.506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1" draw:layer="layout" svg:width="1.686cm" svg:height="1.582cm" svg:x="18.1cm" svg:y="15.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18.627cm" svg:y="1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18.814cm" svg:y="14.74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1" draw:layer="layout" svg:width="1.686cm" svg:height="1.582cm" svg:x="20.228cm" svg:y="12.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20.755cm" svg:y="13.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20.942cm" svg:y="11.34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1" draw:layer="layout" svg:width="1.686cm" svg:height="1.582cm" svg:x="18.729cm" svg:y="11.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19.256cm" svg:y="11.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19.443cm" svg:y="10.27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1" draw:layer="layout" svg:width="1.686cm" svg:height="1.582cm" svg:x="16.515cm" svg:y="11.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17.04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17.229cm" svg:y="10.48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8" draw:text-style-name="P11" draw:layer="layout" svg:width="8.8cm" svg:height="8cm" svg:x="14.6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7.6cm" svg:height="4.2cm" svg:x="17.2cm" svg:y="5.2cm">
            <text:p/>
            <draw:enhanced-geometry svg:viewBox="0 0 21600 21600" draw:mirror-horizontal="false" draw:mirror-vertical="false" draw:text-areas="3000 3320 17110 17330" draw:type="cloud-callout" draw:modifiers="6095.51374819103 28469.2216139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2cm" svg:height="1.603cm" svg:x="18.5cm" svg:y="6.5cm">
            <draw:text-box>
              <text:p text:style-name="P14"><text:span text:style-name="T18">Kooperatives</text:span></text:p>
              <text:p text:style-name="P14"><text:span text:style-name="T18">Weltbild</text:span></text:p>
            </draw:text-box>
          </draw:frame>
          <draw:g>
            <draw:custom-shape draw:style-name="gr5" draw:text-style-name="P11" draw:layer="layout" svg:width="1.686cm" svg:height="1.582cm" svg:x="15.087cm" svg:y="12.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15.614cm" svg:y="1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15.801cm" svg:y="11.55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1" draw:layer="layout" svg:width="1.686cm" svg:height="1.582cm" svg:x="18.015cm" svg:y="13.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0.632cm" svg:height="0.559cm" svg:x="18.542cm" svg:y="14.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1.686cm" svg:height="1.001cm" svg:x="18.729cm" svg:y="12.552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frame draw:style-name="gr11" draw:text-style-name="P17" draw:layer="layout" svg:width="13cm" svg:height="4.544cm" svg:x="1.301cm" svg:y="12.2cm">
          <draw:text-box>
            <text:p text:style-name="P16"><text:span text:style-name="T15">These:</text:span><text:span text:style-name="T16"> Begründete </text:span><text:span text:style-name="T17">gemeinsame</text:span><text:span text:style-name="T16"> </text:span><text:span text:style-name="T16"><text:line-break/></text:span><text:span text:style-name="T16">Erwartungen sind ein Moment </text:span><text:span text:style-name="T16"><text:line-break/></text:span><text:span text:style-name="T16">der strukturellen Verfestigung </text:span><text:span text:style-name="T16"><text:line-break/></text:span><text:span text:style-name="T16">des Prozessierens </text:span><text:span text:style-name="T16"><text:line-break/></text:span><text:span text:style-name="T16">des Innenverhältnisses</text:span></text:p>
          </draw:text-box>
        </draw:frame>
        <presentation:notes draw:style-name="dp2">
          <draw:page-thumbnail draw:style-name="gr3" draw:layer="layout" svg:width="13.617cm" svg:height="10.214cm" svg:x="2.451cm" svg:y="2.041cm" draw:page-number="5" presentation:class="page"/>
          <draw:frame presentation:style-name="pr1" draw:text-style-name="P6" draw:layer="layout" svg:width="13.591cm" svg:height="12.252cm" svg:x="2.464cm" svg:y="12.934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cm" svg:height="15.265cm" svg:x="0.4cm" svg:y="2.6cm">
          <text:p text:style-name="P1"><text:span text:style-name="T1">Praktische Beispiele kooperativen Handelns</text:span></text:p>
          <text:p text:style-name="P18"><text:span text:style-name="T6">Wir schauen uns einige Beispiele kooperativer Strukturen </text:span><text:span text:style-name="T2">an</text:span></text:p>
          <text:list text:style-name="L5">
            <text:list-item>
              <text:list>
                <text:list-item>
                  <text:p text:style-name="P18"><text:span text:style-name="T19">OEIS – Die Online-Enzyklopädie der Zahlenfolgen </text:span></text:p>
                  <text:list>
                    <text:list-item>
                      <text:p text:style-name="P18"><text:span text:style-name="T19"><text:a xlink:href="https://oeis.org/?language=german" xlink:type="simple">https://oeis.org/?language=german</text:a></text:span><text:span text:style-name="T19"><text:s text:c="2"/></text:span></text:p>
                    </text:list-item>
                  </text:list>
                </text:list-item>
                <text:list-item>
                  <text:p text:style-name="P18"><text:span text:style-name="T19">Das Debian Projekt – </text:span><text:span text:style-name="T19"><text:a xlink:href="http://www.debian.org/index.de.html" xlink:type="simple">http://www.debian.org/index.de.html</text:a></text:span><text:span text:style-name="T19"><text:s/></text:span></text:p>
                </text:list-item>
                <text:list-item>
                  <text:p text:style-name="P18"><text:span text:style-name="T19">Das Apache Projekt – </text:span><text:span text:style-name="T19"><text:a xlink:href="http://www.apache.org/" xlink:type="simple">http://www.apache.org/</text:a></text:span><text:span text:style-name="T19"><text:s/></text:span></text:p>
                </text:list-item>
                <text:list-item>
                  <text:p text:style-name="P18"><text:span text:style-name="T19">Java Community Process – </text:span><text:span text:style-name="T19"><text:a xlink:href="https://www.jcp.org/" xlink:type="simple">https://www.jcp.org</text:a></text:span><text:span text:style-name="T19"><text:s/></text:span></text:p>
                </text:list-item>
                <text:list-item>
                  <text:p text:style-name="P18"><text:span text:style-name="T19">Wolfram Alpha – </text:span><text:span text:style-name="T19"><text:a xlink:href="http://www.wolframalpha.com/" xlink:type="simple">http://www.wolframalpha.com/</text:a></text:span><text:span text:style-name="T19"><text:s/></text:span></text:p>
                </text:list-item>
              </text:list>
            </text:list-item>
            <text:list-item>
              <text:p text:style-name="P18"><text:span text:style-name="T2">Welche Gemeinsamkeiten lassen sich erkennen? </text:span></text:p>
            </text:list-item>
            <text:list-item>
              <text:p text:style-name="P18"><text:span text:style-name="T2">Welche Schwerpunktsetzungen prägen Innen- und Außenverhältnis? </text:span></text:p>
            </text:list-item>
            <text:list-item>
              <text:p text:style-name="P18"><text:span text:style-name="T2">Welche Hinweise auf eine </text:span><text:span text:style-name="T11">Theorie von Kooperationsformen</text:span><text:span text:style-name="T2"> lassen sich ableiten? </text:span></text:p>
            </text:list-item>
            <text:list-item>
              <text:p text:style-name="P18"><text:span text:style-name="T2">Wie sind die Überlegungen des </text:span><text:span text:style-name="T11">GNU Manifesto</text:span><text:span text:style-name="T2"> von 1985 einzuordnen? </text:span></text:p>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6" presentation:class="page"/>
          <draw:frame presentation:style-name="pr1" draw:text-style-name="P6" draw:layer="layout" svg:width="13.591cm" svg:height="12.252cm" svg:x="2.464cm" svg:y="12.934cm" presentation:class="notes" presentation:placeholder="true">
            <draw:text-box/>
          </draw:frame>
        </presentation:notes>
      </draw:page>
      <draw:page draw:name="page7"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cm" svg:height="14.907cm" svg:x="0.4cm" svg:y="2.6cm">
          <text:p text:style-name="P1"><text:span text:style-name="T20">Beispiel: Die Online-Enzyklopädie der Zahlenfolgen </text:span></text:p>
          <text:p text:style-name="P18"><text:span text:style-name="T5">Beobachtungen:</text:span></text:p>
          <text:list text:style-name="L4">
            <text:list-item>
              <text:p text:style-name="P18"><text:span text:style-name="T21">Im Innenverhältnis haben sich Machtstrukturen herausgebildet, die sich an bekannten akademischen Reputationsstrukturen orientieren. <text:s/></text:span></text:p>
            </text:list-item>
            <text:list-item>
              <text:p text:style-name="P18"><text:span text:style-name="T21">Zentrale Momente der inneren personellen Strukturierung sind Satzung (Bylaws), Board of Trustees, Advisory Board, Editorial Board.</text:span></text:p>
            </text:list-item>
            <text:list-item>
              <text:p text:style-name="P18"><text:span text:style-name="T21">Es gibt eine „History of the OEIS“, auf deren Hintergrund historischer Genese die heutigen Strukturen zu stellen sind.</text:span></text:p>
            </text:list-item>
            <text:list-item>
              <text:p text:style-name="P18"><text:span text:style-name="T21">Es werden vier „Goals“ definiert</text:span></text:p>
              <text:list>
                <text:list-item>
                  <text:p text:style-name="P18"><text:span text:style-name="T21">To own the intellectual property known as "The On-Line Encyclopedia of Integer Sequences®" (or "OEIS®").</text:span></text:p>
                </text:list-item>
                <text:list-item>
                  <text:p text:style-name="P18"><text:span text:style-name="T21">To maintain the OEIS as a service that is freely accessible by the general public.</text:span></text:p>
                </text:list-item>
                <text:list-item>
                  <text:p text:style-name="P18"><text:span text:style-name="T21">To act so as to maintain its own existence indefinitely.</text:span></text:p>
                </text:list-item>
                <text:list-item>
                  <text:p text:style-name="P18"><text:span text:style-name="T21">To collect and distribute funds in order to carry out the first three goals.</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7" presentation:class="page"/>
          <draw:frame presentation:style-name="pr1" draw:text-style-name="P6" draw:layer="layout" svg:width="13.591cm" svg:height="12.252cm" svg:x="2.464cm" svg:y="12.934cm" presentation:class="notes" presentation:placeholder="true">
            <draw:text-box/>
          </draw:frame>
        </presentation:notes>
      </draw:page>
      <draw:page draw:name="page8"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cm" svg:height="16.544cm" svg:x="0.4cm" svg:y="2.6cm">
          <text:p text:style-name="P1"><text:span text:style-name="T20">OEIS – Die Online-Enzyklopädie der Zahlenfolgen </text:span></text:p>
          <text:p text:style-name="P18"><text:span text:style-name="T5">5-Ebenen-Modell</text:span></text:p>
          <text:list text:style-name="L6">
            <text:list-item>
              <text:p text:style-name="P18"><text:span text:style-name="T6">User: Nutzt die gegebenen Möglichkeiten, ohne sich an der Erweiterung zu beteiligen. Am </text:span><text:span text:style-name="T11">Sein</text:span><text:span text:style-name="T6"> der Plattform interessiert.</text:span></text:p>
            </text:list-item>
            <text:list-item>
              <text:p text:style-name="P18"><text:span text:style-name="T6">Contributor: Stellt eigene Inhalte ein. Am W</text:span><text:span text:style-name="T11">erden</text:span><text:span text:style-name="T6"> der Plattform interessiert.</text:span></text:p>
            </text:list-item>
            <text:list-item>
              <text:p text:style-name="P18"><text:span text:style-name="T6">Editorial Board: Begutachtung der Einreichungen. An Fragen der </text:span><text:span text:style-name="T11">inhaltlichen Qualität </text:span><text:span text:style-name="T6">der Plattform interessiert. </text:span></text:p>
            </text:list-item>
            <text:list-item>
              <text:p text:style-name="P18"><text:span text:style-name="T6">Plattformbetreiber: Am Laufen der Plattform (im umfassenden sozio-technischen Sinne) interessiert. (Management des Innenverhältnisses) </text:span></text:p>
            </text:list-item>
            <text:list-item>
              <text:p text:style-name="P18"><text:span text:style-name="T6">Kern der OIES-Foundation: An der Reproduktion von Bedingungen interessiert, unter denen das Laufen der Plattform überhaupt möglich ist. (Management des Außenverhältnisses)</text:span></text:p>
            </text:list-item>
          </text:list>
          <text:p text:style-name="P18"><text:span text:style-name="T6">In welchem Verhältnis stehen die einzelnen Ebenen zu den Goals? </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8" presentation:class="page"/>
          <draw:frame presentation:style-name="pr1" draw:text-style-name="P6" draw:layer="layout" svg:width="13.591cm" svg:height="12.252cm" svg:x="2.464cm" svg:y="12.934cm" presentation:class="notes" presentation:placeholder="true">
            <draw:text-box/>
          </draw:frame>
        </presentation:notes>
      </draw:page>
      <draw:page draw:name="page9"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20" draw:layer="layout" svg:width="24cm" svg:height="1.192cm" svg:x="0.4cm" svg:y="2.6cm">
          <text:p text:style-name="P19"><text:span text:style-name="T20">5-Ebenen-Modell</text:span></text:p>
          <draw:enhanced-geometry svg:viewBox="0 0 21600 21600" draw:type="mso-spt202" draw:enhanced-path="M 0 0 L 21600 0 21600 21600 0 21600 0 0 Z N"/>
        </draw:custom-shape>
        <draw:custom-shape draw:style-name="gr12" draw:text-style-name="P21" draw:layer="layout" svg:width="7.6cm" svg:height="2cm" svg:x="2cm" svg:y="8.2cm">
          <text:p text:style-name="P14"><text:span text:style-name="T22">Editoren</text:span></text:p>
          <draw:enhanced-geometry svg:viewBox="0 0 21600 21600" draw:type="rectangle" draw:enhanced-path="M 0 0 L 21600 0 21600 21600 0 21600 0 0 Z N"/>
        </draw:custom-shape>
        <draw:custom-shape draw:style-name="gr12" draw:text-style-name="P21" draw:layer="layout" svg:width="7.6cm" svg:height="2cm" svg:x="2cm" svg:y="10.2cm">
          <text:p text:style-name="P14"><text:span text:style-name="T22">Redakteure</text:span></text:p>
          <draw:enhanced-geometry svg:viewBox="0 0 21600 21600" draw:type="rectangle" draw:enhanced-path="M 0 0 L 21600 0 21600 21600 0 21600 0 0 Z N"/>
        </draw:custom-shape>
        <draw:custom-shape draw:style-name="gr12" draw:text-style-name="P21" draw:layer="layout" svg:width="7.6cm" svg:height="2cm" svg:x="2cm" svg:y="12.2cm">
          <text:p text:style-name="P14"><text:span text:style-name="T22">Plattform-</text:span></text:p>
          <text:p text:style-name="P14"><text:span text:style-name="T22">betreiber</text:span></text:p>
          <draw:enhanced-geometry svg:viewBox="0 0 21600 21600" draw:type="rectangle" draw:enhanced-path="M 0 0 L 21600 0 21600 21600 0 21600 0 0 Z N"/>
        </draw:custom-shape>
        <draw:custom-shape draw:style-name="gr12" draw:text-style-name="P21" draw:layer="layout" svg:width="7.6cm" svg:height="2cm" svg:x="2cm" svg:y="14.2cm">
          <text:p text:style-name="P14"><text:span text:style-name="T22">Finanzierung</text:span></text:p>
          <draw:enhanced-geometry svg:viewBox="0 0 21600 21600" draw:type="rectangle" draw:enhanced-path="M 0 0 L 21600 0 21600 21600 0 21600 0 0 Z N"/>
        </draw:custom-shape>
        <draw:custom-shape draw:style-name="gr13" draw:text-style-name="P11" draw:layer="layout" svg:width="7.6cm" svg:height="2cm" svg:x="2cm" svg:y="6.2cm">
          <text:p/>
          <draw:enhanced-geometry svg:viewBox="0 0 21600 21600" draw:type="rectangle" draw:enhanced-path="M 0 0 L 21600 0 21600 21600 0 21600 0 0 Z N"/>
        </draw:custom-shape>
        <draw:custom-shape draw:style-name="gr14" draw:text-style-name="P22" draw:layer="layout" svg:width="11.3cm" svg:height="2cm" svg:x="12.6cm" svg:y="6.2cm">
          <text:p text:style-name="P14"><text:span text:style-name="T23">Nutzer</text:span></text:p>
          <draw:enhanced-geometry svg:viewBox="0 0 21600 21600" draw:type="rectangle" draw:enhanced-path="M 0 0 L 21600 0 21600 21600 0 21600 0 0 Z N"/>
        </draw:custom-shape>
        <draw:custom-shape draw:style-name="gr14" draw:text-style-name="P22" draw:layer="layout" svg:width="11.3cm" svg:height="2cm" svg:x="12.6cm" svg:y="8.2cm">
          <text:p text:style-name="P14"><text:span text:style-name="T23">Content Provider</text:span></text:p>
          <draw:enhanced-geometry svg:viewBox="0 0 21600 21600" draw:type="rectangle" draw:enhanced-path="M 0 0 L 21600 0 21600 21600 0 21600 0 0 Z N"/>
        </draw:custom-shape>
        <draw:custom-shape draw:style-name="gr15" draw:text-style-name="P21" draw:layer="layout" svg:width="11.3cm" svg:height="2cm" svg:x="12.6cm" svg:y="10.2cm">
          <text:p text:style-name="P14"><text:span text:style-name="T22">Organisation und Qualitäts-sicherung der Plattform</text:span></text:p>
          <draw:enhanced-geometry svg:viewBox="0 0 21600 21600" draw:type="rectangle" draw:enhanced-path="M 0 0 L 21600 0 21600 21600 0 21600 0 0 Z N"/>
        </draw:custom-shape>
        <draw:custom-shape draw:style-name="gr15" draw:text-style-name="P22" draw:layer="layout" svg:width="11.3cm" svg:height="2cm" svg:x="12.6cm" svg:y="12.2cm">
          <text:p text:style-name="P14"><text:span text:style-name="T23">Technische Organisation </text:span><text:span text:style-name="T23"><text:line-break/></text:span><text:span text:style-name="T23">der Infrastruktur</text:span></text:p>
          <draw:enhanced-geometry svg:viewBox="0 0 21600 21600" draw:type="rectangle" draw:enhanced-path="M 0 0 L 21600 0 21600 21600 0 21600 0 0 Z N"/>
        </draw:custom-shape>
        <draw:custom-shape draw:style-name="gr14" draw:text-style-name="P22" draw:layer="layout" svg:width="11.3cm" svg:height="2cm" svg:x="12.6cm" svg:y="14.2cm">
          <text:p text:style-name="P14"><text:span text:style-name="T23">Finanzierung</text:span></text:p>
          <draw:enhanced-geometry svg:viewBox="0 0 21600 21600" draw:type="rectangle" draw:enhanced-path="M 0 0 L 21600 0 21600 21600 0 21600 0 0 Z N"/>
        </draw:custom-shape>
        <draw:frame draw:style-name="gr16" draw:text-style-name="P23" draw:layer="layout" svg:width="3.317cm" svg:height="1.268cm" svg:x="4.041cm" svg:y="6.598cm">
          <draw:text-box>
            <text:p><text:span text:style-name="T22">Nutzer</text:span></text:p>
          </draw:text-box>
        </draw:frame>
        <presentation:notes draw:style-name="dp2">
          <draw:page-thumbnail draw:style-name="gr3" draw:layer="layout" svg:width="13.617cm" svg:height="10.214cm" svg:x="2.451cm" svg:y="2.041cm" draw:page-number="9" presentation:class="page"/>
          <draw:frame presentation:style-name="pr1" draw:text-style-name="P6" draw:layer="layout" svg:width="13.591cm" svg:height="12.252cm" svg:x="2.464cm" svg:y="12.934cm" presentation:class="notes" presentation:placeholder="true">
            <draw:text-box/>
          </draw:frame>
        </presentation:notes>
      </draw:page>
      <draw:page draw:name="page10"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cm" svg:height="13.156cm" svg:x="0.4cm" svg:y="2.6cm">
          <text:p text:style-name="P1"><text:span text:style-name="T20">5-Ebenen-Modell </text:span></text:p>
          <text:p text:style-name="P18"><text:span text:style-name="T5">Beobachtung:</text:span></text:p>
          <text:list text:style-name="L4">
            <text:list-item>
              <text:p text:style-name="P18"><text:span text:style-name="T6">Modell ist typisch für heutige Plattformstrukturen und in unterschiedlichen Ausprägungen zu finden.</text:span></text:p>
            </text:list-item>
            <text:list-item>
              <text:p text:style-name="P18"><text:span text:style-name="T6">Etwa Amazon:</text:span></text:p>
              <text:list>
                <text:list-item>
                  <text:p text:style-name="P18"><text:span text:style-name="T6">Ebene 2: verschiedene Shop-Betreiber</text:span></text:p>
                </text:list-item>
                <text:list-item>
                  <text:p text:style-name="P18"><text:span text:style-name="T6">Ebene 3: Organisation der Shopbetreiber durch Amazon, Aufbau eines institutionalisierten Verhaltenskodex und dessen Überwachung als soziale Ebene der Infrastruktur</text:span></text:p>
                </text:list-item>
                <text:list-item>
                  <text:p text:style-name="P18"><text:span text:style-name="T6">Ebene 4: Technische Ebene der Infrastruktur. Forschung und Weiterentwicklung der algorithmischen Basis als Voraussetzung für Ebene 3</text:span></text:p>
                </text:list-item>
                <text:list-item>
                  <text:p text:style-name="P18"><text:span text:style-name="T6">Ebene 5: Amazon als privatkapitalistisches Unternehmen</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10" presentation:class="page"/>
          <draw:frame presentation:style-name="pr1" draw:text-style-name="P6" draw:layer="layout" svg:width="13.591cm" svg:height="12.252cm" svg:x="2.464cm" svg:y="12.934cm" presentation:class="notes" presentation:placeholder="true">
            <draw:text-box/>
          </draw:frame>
        </presentation:notes>
      </draw:page>
      <draw:page draw:name="page11"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4cm" svg:height="15.527cm" svg:x="0.4cm" svg:y="2.4cm">
          <text:p text:style-name="P1"><text:span text:style-name="T1">Formen kooperativen Handelns</text:span></text:p>
          <text:p text:style-name="P18"><text:span text:style-name="T3">Beobachtungen:</text:span></text:p>
          <text:list text:style-name="L4">
            <text:list-item>
              <text:p text:style-name="P18"><text:span text:style-name="T2">Die (rechtliche wie ökonomische) Funktionslogik bürgerlich-kapitalistischer Verhältnisse prägt das Innenverhältnis. </text:span></text:p>
            </text:list-item>
            <text:list-item>
              <text:p text:style-name="P18"><text:span text:style-name="T2">Ebene </text:span><text:span text:style-name="T11">i</text:span><text:span text:style-name="T2"> schafft die infrastrukturellen Voraussetzungen für die Ebene </text:span><text:span text:style-name="T11">i-1.</text:span></text:p>
            </text:list-item>
            <text:list-item>
              <text:p text:style-name="P18"><text:span text:style-name="T2">Von Ebene 1 zu Ebene 5 nimmt der Umfang persönlicher Involviertheit in das kooperative Projekt zu.</text:span></text:p>
            </text:list-item>
            <text:list-item>
              <text:p text:style-name="P18"><text:span text:style-name="T2">Es ist kein Verhältnis Gleicher: Von Ebene 1 zu Ebene 5 nehmen die Einflussmöglichkeiten auf das kooperative Projekt zu.</text:span></text:p>
            </text:list-item>
            <text:list-item>
              <text:p text:style-name="P18"><text:span text:style-name="T2">Es gibt personelle Fluktuationen zwischen diesen Ebenen: Intensive User werden Contributoren, fleißige Contributoren beteiligen sich am Editorial Board usw. </text:span></text:p>
              <text:list>
                <text:list-item>
                  <text:p text:style-name="P18"><text:span text:style-name="T19">Im Beispiel bilden sich dabei Reputations- und Machtstrukturen heraus, die sich stark an akademischen Reputationsmustern orientieren oder umgekehrt von diesen beeinflusst werden. </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11" presentation:class="page"/>
          <draw:frame presentation:style-name="pr1" draw:text-style-name="P6" draw:layer="layout" svg:width="13.591cm" svg:height="12.252cm" svg:x="2.464cm" svg:y="12.934cm" presentation:class="notes" presentation:placeholder="true">
            <draw:text-box/>
          </draw:frame>
        </presentation:notes>
      </draw:page>
      <draw:page draw:name="page12"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4cm" svg:height="13.688cm" svg:x="0.4cm" svg:y="2.4cm">
          <text:p text:style-name="P1"><text:span text:style-name="T1">Formen kooperativen Handelns</text:span></text:p>
          <text:p text:style-name="P18"><text:span text:style-name="T3">Beobachtungen:</text:span></text:p>
          <text:list text:style-name="L4">
            <text:list-item>
              <text:p text:style-name="P18"><text:span text:style-name="T2">Auf allen Ebenen sind Prosumer-Ansätze zu beobachten; eine typische Teilung in Produzenten und Konsumenten gibt es nicht. </text:span></text:p>
            </text:list-item>
          </text:list>
          <text:list text:style-name="L5">
            <text:list-item>
              <text:list>
                <text:list-item>
                  <text:p text:style-name="P18"><text:span text:style-name="T2">Der Übergang von Ebene </text:span><text:span text:style-name="T11">i</text:span><text:span text:style-name="T2"> zu Ebene </text:span><text:span text:style-name="T11">i+1</text:span><text:span text:style-name="T2"> bedeutet, sich von einem </text:span><text:span text:style-name="T11">Nutzer</text:span><text:span text:style-name="T2"> infrastruktureller Leistung zu einem </text:span><text:span text:style-name="T11">Produzenten</text:span><text:span text:style-name="T2"> dieser infrastrukturellen Leistung im Rahmen des kooperativen Kontexts zu entwickeln. </text:span></text:p>
                </text:list-item>
                <text:list-item>
                  <text:p text:style-name="P18"><text:span text:style-name="T2">Jeder Contributor bleibt User, jeder Editor bleibt Contributor usw., und bringt damit das Wissen ums „Was?“ mit.</text:span></text:p>
                </text:list-item>
                <text:list-item>
                  <text:p text:style-name="P18"><text:span text:style-name="T2">Damit steht die Frage nach der Identifizierung von „Kundenwünschen“ (was?) nicht im Vordergrund, sondern die Frage der Umsetzung (wie?) von kooperativen Zielen auf der jeweiligen Ebene. </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12" presentation:class="page"/>
          <draw:frame presentation:style-name="pr1" draw:text-style-name="P6" draw:layer="layout" svg:width="13.591cm" svg:height="12.252cm" svg:x="2.464cm" svg:y="12.934cm" presentation:class="notes" presentation:placeholder="true">
            <draw:text-box/>
          </draw:frame>
        </presentation:notes>
      </draw:page>
      <draw:page draw:name="page13"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4cm" svg:height="15.302cm" svg:x="0.4cm" svg:y="2.4cm">
          <text:p text:style-name="P1"><text:span text:style-name="T1">Formen kooperativen Handelns</text:span></text:p>
          <text:p text:style-name="P18"><text:span text:style-name="T4">Der innere Aufbau kapitalistischer Unternehmen folgt einer ähnlichen „Oben-Unten-Logik“. Aus einer solchen Perspektive heraus lassen sich folgende Formen unterscheiden. </text:span></text:p>
          <text:list text:style-name="L6">
            <text:list-item>
              <text:p text:style-name="P18"><text:span text:style-name="T2">Das klassische inhabergeführte Unternehmen</text:span></text:p>
            </text:list-item>
          </text:list>
          <text:list text:style-name="L4">
            <text:list-item>
              <text:list>
                <text:list-item>
                  <text:p text:style-name="P18"><text:span text:style-name="T19">Begriffe „genialer Erfinder“ und „Lohnarbeiter“. „Geistiges Eigentum“ als Persönlichkeitsrecht und Basis für die Enteignung des Lohnarbeiters.</text:span></text:p>
                </text:list-item>
              </text:list>
            </text:list-item>
          </text:list>
          <text:list text:style-name="L7">
            <text:list-item>
              <text:p text:style-name="P18"><text:span text:style-name="T2">Stakeholder-getriebene Unternehmensformen wie AGs</text:span></text:p>
            </text:list-item>
          </text:list>
          <text:list text:style-name="L4">
            <text:list-item>
              <text:list>
                <text:list-item>
                  <text:p text:style-name="P18"><text:span text:style-name="T19">Begriffe „juristische Person“. Urheberrecht im </text:span><text:span text:style-name="T24">Außenverhältnis</text:span><text:span text:style-name="T19"> als wirtschaftlich verwertbarer Rechtstitel und Basis für die Enteignung des „genialen Erfinders“. Copyright, Closed Culture.</text:span></text:p>
                </text:list-item>
              </text:list>
            </text:list-item>
          </text:list>
          <text:list text:style-name="L8">
            <text:list-item>
              <text:p text:style-name="P18"><text:span text:style-name="T2">Netzkooperation</text:span></text:p>
            </text:list-item>
          </text:list>
          <text:list text:style-name="L4">
            <text:list-item>
              <text:list>
                <text:list-item>
                  <text:p text:style-name="P18"><text:span text:style-name="T19">Urheberrecht im Innenverhältnis als </text:span><text:span text:style-name="T24">funktionale</text:span><text:span text:style-name="T19"> Basis für die Reproduktion der Infrastruktur. Copyleft, Open Culture.</text:span></text:p>
                </text:list-item>
              </text:list>
            </text:list-item>
          </text:list>
          <text:list text:style-name="L8">
            <text:list-item>
              <text:p text:style-name="P18"><text:span text:style-name="T2">(Hypothetische?) Freie Kooperation</text:span></text:p>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13" presentation:class="page"/>
          <draw:frame presentation:style-name="pr1" draw:text-style-name="P6" draw:layer="layout" svg:width="13.591cm" svg:height="12.252cm" svg:x="2.464cm" svg:y="12.934cm" presentation:class="notes" presentation:placeholder="true">
            <draw:text-box/>
          </draw:frame>
        </presentation:notes>
      </draw:page>
      <draw:page draw:name="page14" draw:style-name="dp1" draw:master-page-name="Standard" presentation:presentation-page-layout-name="AL1T1" presentation:use-footer-name="ftr1">
        <draw:custom-shape draw:style-name="gr2" draw:text-style-name="P5" draw:layer="layout" svg:width="10.954cm" svg:height="1.277cm" svg:x="1.007cm" svg:y="0.088cm">
          <text:p text:style-name="P4"><text:span text:style-name="T9">Kooperatives Handeln</text:span></text:p>
          <draw:enhanced-geometry svg:viewBox="0 0 21600 21600" draw:type="mso-spt202" draw:enhanced-path="M 0 0 L 21600 0 21600 21600 0 21600 0 0 Z N"/>
        </draw:custom-shape>
        <draw:custom-shape draw:style-name="gr1" draw:text-style-name="P3" draw:layer="layout" svg:width="24.4cm" svg:height="15.44cm" svg:x="0.4cm" svg:y="2.6cm">
          <text:p text:style-name="P1"><text:span text:style-name="T1">Netzkooperation</text:span></text:p>
          <text:p text:style-name="P18"><text:span text:style-name="T2">Wie sind die Überlegungen des GNU Manifesto </text:span><text:span text:style-name="T2"><text:a xlink:href="http://www.gnu.org/gnu/manifesto.de.html" xlink:type="simple">http://www.gnu.org/gnu/manifesto.de.html</text:a></text:span><text:span text:style-name="T2"><text:s/>von 1985 einzuordnen? </text:span></text:p>
          <text:p text:style-name="P24"><text:span text:style-name="T3">Microsoft auf dem Weg zu Modi </text:span><text:span text:style-name="T3"><text:line-break/></text:span><text:span text:style-name="T3">der Netzkooperation – Das .NET-Projekt <text:s/></text:span></text:p>
          <text:p text:style-name="P25"><text:span text:style-name="T25">Was ist .NET? </text:span></text:p>
          <text:p text:style-name="P25"><text:span text:style-name="T25">"... </text:span><text:span text:style-name="T26">komplette Neudefinition der Art, wie Microsoft in Zukunft Geschäfte machen will ... und wie Software entwickelt werden soll." </text:span><text:span text:style-name="T27">Westphal, 2002</text:span></text:p>
          <text:list text:style-name="L9">
            <text:list-item>
              <text:p text:style-name="P2"><text:span text:style-name="T28">Plattform soll bisherige Vorgehensweisen der Windows-Programmierung ersetzen, flexibel auf Betriebssystem- und Basisfunktionen zugreifen und Austausch zwischen Programmen unterstützen.</text:span></text:p>
            </text:list-item>
            <text:list-item>
              <text:p text:style-name="P26"><text:span text:style-name="T28">Ausgerichtet auf den Einsatz auf verschiedenen Hardware-Plattformen bis hin zu Handys und PDAs. Java-Idee ohne Beschränkung auf Java als Programmiersprache</text:span></text:p>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14" presentation:class="page"/>
          <draw:frame presentation:style-name="pr1" draw:text-style-name="P6" draw:layer="layout" svg:width="13.591cm" svg:height="12.252cm" svg:x="2.464cm" svg:y="12.934cm" presentation:class="notes" presentation:placeholder="true">
            <draw:text-box/>
          </draw:frame>
        </presentation:notes>
      </draw:page>
      <draw:page draw:name="page15" draw:style-name="dp1" draw:master-page-name="Standard" presentation:presentation-page-layout-name="AL1T1" presentation:use-footer-name="ftr1">
        <draw:custom-shape draw:style-name="gr17" draw:text-style-name="P28" draw:layer="layout" svg:width="8.626cm" svg:height="1.277cm" svg:x="0.543cm" svg:y="0.018cm">
          <text:p text:style-name="P27"><text:span text:style-name="T29">Das .NET-Projekt</text:span></text:p>
          <draw:enhanced-geometry svg:viewBox="0 0 21600 21600" draw:type="mso-spt202" draw:enhanced-path="M 0 0 L 21600 0 21600 21600 0 21600 0 0 Z N"/>
        </draw:custom-shape>
        <draw:custom-shape draw:style-name="gr18" draw:text-style-name="P32" draw:layer="layout" svg:width="24cm" svg:height="11.725cm" svg:x="0.5cm" svg:y="2.597cm">
          <text:p text:style-name="P29"><text:span text:style-name="T30">Vorgeschichte</text:span><text:span text:style-name="T31">: </text:span></text:p>
          <text:list text:style-name="L9">
            <text:list-item>
              <text:p text:style-name="P18"><text:span text:style-name="T31">Rechtsstreit zwischen Sun und Microsoft um Java</text:span></text:p>
            </text:list-item>
          </text:list>
          <text:list text:style-name="L10">
            <text:list-item>
              <text:list>
                <text:list-item>
                  <text:p text:style-name="P30"><text:span text:style-name="T32">Microsoft erweitert Java nach eigenen Vorstellungen und Bedürfnissen und gefährdet damit die Java-Kompatibilität</text:span></text:p>
                </text:list-item>
                <text:list-item>
                  <text:p text:style-name="P30"><text:span text:style-name="T32">Microsoft-Implementierungen J++ und J#</text:span></text:p>
                </text:list-item>
              </text:list>
            </text:list-item>
          </text:list>
          <text:list text:style-name="L9">
            <text:list-item>
              <text:p text:style-name="P18"><text:span text:style-name="T31">Weitere Probleme:</text:span></text:p>
            </text:list-item>
          </text:list>
          <text:list text:style-name="L10">
            <text:list-item>
              <text:list>
                <text:list-item>
                  <text:p text:style-name="P30"><text:span text:style-name="T32">Auch die für Windowsprogrammierung meist verwendeten Sprachen Visual Basic, C++ und J++ waren untereinander nicht kompatibel</text:span></text:p>
                </text:list-item>
                <text:list-item>
                  <text:p text:style-name="P30"><text:span text:style-name="T32">String-Datentypen waren sogar nicht binär kompatibel - .NET ist konsequent Unicode basiert</text:span></text:p>
                </text:list-item>
                <text:list-item>
                  <text:p text:style-name="P30"><text:span text:style-name="T32">kein einheitliches Modell der Speicherverwaltung</text:span></text:p>
                </text:list-item>
              </text:list>
            </text:list-item>
          </text:list>
          <text:p text:style-name="P31"><text:span text:style-name="T32"/></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15"/>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16" draw:style-name="dp1" draw:master-page-name="Standard" presentation:presentation-page-layout-name="AL1T1" presentation:use-footer-name="ftr1">
        <draw:custom-shape draw:style-name="gr19" draw:text-style-name="P34" draw:layer="layout" svg:width="23.5cm" svg:height="14.973cm" svg:x="1cm" svg:y="2.597cm">
          <text:list text:style-name="L9">
            <text:list-item>
              <text:p text:style-name="P18"><text:span text:style-name="T28">1996: erste Arbeiten an .NET</text:span></text:p>
            </text:list-item>
            <text:list-item>
              <text:p text:style-name="P18"><text:span text:style-name="T28">2000: .NET-Framework 1.0 Beta</text:span></text:p>
            </text:list-item>
            <text:list-item>
              <text:p text:style-name="P18"><text:span text:style-name="T28">Oktober 2000 – C# und die CLI werden von MS, HP und Intel zur Standardisierung bei der ECMA eingereicht</text:span></text:p>
            </text:list-item>
          </text:list>
          <text:list text:style-name="L11">
            <text:list-item>
              <text:list>
                <text:list-item>
                  <text:p text:style-name="P18"><text:span text:style-name="T33">ECMA – European Computer Manufacturers Association</text:span></text:p>
                </text:list-item>
                <text:list-item>
                  <text:p text:style-name="P18"><text:span text:style-name="T28">Dezember 2001 – Weitergabe des ersten Standards an die ISO</text:span></text:p>
                </text:list-item>
                <text:list-item>
                  <text:p text:style-name="P18"><text:span text:style-name="T28">April 2003 – Verabschiedung der ISO-Standards </text:span><text:span text:style-name="T28"><text:line-break/></text:span><text:span text:style-name="T33">ISO/IEC 23270 (C#) und ISO/IEC 23271 (CLI)</text:span></text:p>
                </text:list-item>
              </text:list>
            </text:list-item>
          </text:list>
          <text:list text:style-name="L9">
            <text:list-item>
              <text:p text:style-name="P18"><text:span text:style-name="T28">April 2003 – Auslieferung von .NET Framework 1.1 zusammen mit Windows Server 2003, der eine integrierte .NET-Laufzeitumgebung zur Verfügung stellt. </text:span></text:p>
            </text:list-item>
          </text:list>
          <text:list text:style-name="L11">
            <text:list-item>
              <text:list>
                <text:list-item>
                  <text:p text:style-name="P18"><text:span text:style-name="T28">Damit Übergang zur neuen Plattform auf der Ebene von Konzepten für Unternehmensserver. Integration in die Produktfamilie geht jedoch nicht so rasch voran wie erwartet.</text:span></text:p>
                </text:list-item>
              </text:list>
            </text:list-item>
          </text:list>
          <text:list text:style-name="L9">
            <text:list-item>
              <text:p text:style-name="P26"><text:span text:style-name="T28">Ende 2006: .NET 3.0, später integraler Bestandteil von Windows Vista und Windows Server 2008, mit tiefgreifenden auch konzeptionellen <text:s/>Erweiterungen der Architektur.</text:span></text:p>
            </text:list-item>
          </text:list>
          <draw:enhanced-geometry svg:viewBox="0 0 21600 21600" draw:type="mso-spt202" draw:enhanced-path="M 0 0 L 21600 0 21600 21600 0 21600 0 0 Z N"/>
        </draw:custom-shape>
        <draw:custom-shape draw:style-name="gr20" draw:text-style-name="P28" draw:layer="layout" svg:width="8.626cm" svg:height="1.277cm" svg:x="0.724cm" svg:y="0.126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16"/>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17" draw:style-name="dp1" draw:master-page-name="Standard" presentation:presentation-page-layout-name="AL1T1" presentation:use-footer-name="ftr1">
        <draw:custom-shape draw:style-name="gr21" draw:text-style-name="P35" draw:layer="layout" svg:width="23.5cm" svg:height="10.965cm" svg:x="1cm" svg:y="2.597cm">
          <text:list text:style-name="L9">
            <text:list-item>
              <text:p text:style-name="P26"><text:span text:style-name="T28">Ende 2007: Visual Studio 2008 und .NET Framework 3.5</text:span></text:p>
            </text:list-item>
          </text:list>
          <text:list text:style-name="L12">
            <text:list-item>
              <text:list>
                <text:list-item>
                  <text:p text:style-name="P26"><text:span text:style-name="T28">Framework Class Library (FCL) – vergleichbar zu den mit jeder Javadistribution ausgelieferten Java-Basisklassen – umfasst fast 12.000 Klassen in 300 Namensräumen</text:span></text:p>
                </text:list-item>
                <text:list-item>
                  <text:p text:style-name="P26"><text:span text:style-name="T28">Teilweise Freigabe des Quellcodes der Base Class Library unter der restriktiven Microsoft Reference Source License</text:span></text:p>
                </text:list-item>
              </text:list>
            </text:list-item>
          </text:list>
          <text:list text:style-name="L11">
            <text:list-item>
              <text:p text:style-name="P26"><text:span text:style-name="T28">April 2014: Microsoft kündigt die Gründung einer unabhängigen .NET Foundation an - </text:span><text:span text:style-name="T28"><text:a xlink:href="http://www.dotnetfoundation.org/" xlink:type="simple">http://www.dotnetfoundation.org</text:a></text:span><text:span text:style-name="T28"><text:s text:c="2"/></text:span></text:p>
              <text:list>
                <text:list-item>
                  <text:p text:style-name="P26"><text:span text:style-name="T28">Januar 2015: Ankündigung der .NET Open Source Initiative</text:span></text:p>
                </text:list-item>
                <text:list-item>
                  <text:p text:style-name="P26"><text:span text:style-name="T28">Stärkere Trennung zwischen .NET Framework und .NET Core, .NET Core enthält die Basisklassen und die Laufzeitumgebung. Deren weitere Entwicklung wird an die .NET Foundation abgegeben. </text:span></text:p>
                </text:list-item>
              </text:list>
            </text:list-item>
          </text:list>
          <draw:enhanced-geometry svg:viewBox="0 0 21600 21600" draw:type="mso-spt202" draw:enhanced-path="M 0 0 L 21600 0 21600 21600 0 21600 0 0 Z N"/>
        </draw:custom-shape>
        <draw:custom-shape draw:style-name="gr22" draw:text-style-name="P28" draw:layer="layout" svg:width="8.626cm" svg:height="1.277cm" svg:x="0.805cm" svg:y="0.234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17"/>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18" draw:style-name="dp1" draw:master-page-name="Standard" presentation:presentation-page-layout-name="AL1T1" presentation:use-footer-name="ftr1">
        <draw:custom-shape draw:style-name="gr23" draw:text-style-name="P35" draw:layer="layout" svg:width="23.5cm" svg:height="13.981cm" svg:x="1cm" svg:y="2.597cm">
          <text:p text:style-name="P26"><text:span text:style-name="T28">ECMA-Standardisierung erlaubt Implementierung des Standards auch auf anderen Plattformen.</text:span></text:p>
          <text:p text:style-name="P26"><text:span text:style-name="T28">Versionen jenseits von Windows:</text:span></text:p>
          <text:list text:style-name="L12">
            <text:list-item>
              <text:list>
                <text:list-item>
                  <text:p text:style-name="P26"><text:span text:style-name="T28">Microsoft selbst stellte 2002 mit der Shared Source CLI Versionen für Mac OS und FreeBSD bereit. Diese Aktivitäten wurden später wieder aufgegeben.</text:span></text:p>
                </text:list-item>
                <text:list-item>
                  <text:p text:style-name="P26"><text:span text:style-name="T28">Verschiedene Aktivitäten der Linux-Community, die Konzepte umzusetzen und eine freie .NET-Version zu schaffen. </text:span></text:p>
                  <text:list>
                    <text:list-item>
                      <text:p text:style-name="P26"><text:span text:style-name="T28">2009 startet das dotGNU-Projekt, das eine Laufzeitumgebung Portable.NET erstellen will. Kommt über Release-Version 0.1 nicht hinaus und wird Ende 2012 eingestellt. </text:span></text:p>
                      <text:list>
                        <text:list-item>
                          <text:p text:style-name="P26"><text:span text:style-name="T34">As of December 2012, the DotGNU project has been decommissioned, until and unless a substantial new volunteer effort arises. </text:span></text:p>
                        </text:list-item>
                      </text:list>
                    </text:list-item>
                  </text:list>
                </text:list-item>
                <text:list-item>
                  <text:p text:style-name="P26"><text:span text:style-name="T28">Bleiben hinter der Leistungsfähigkeit der Windows-Versionen zurück.</text:span></text:p>
                </text:list-item>
                <text:list-item>
                  <text:p text:style-name="P26"><text:span text:style-name="T28">Einziges leistungsfähiges „freies“ Projekt ist das Mono-Projekt http://www.mono-project.com/</text:span></text:p>
                </text:list-item>
              </text:list>
            </text:list-item>
          </text:list>
          <draw:enhanced-geometry svg:viewBox="0 0 21600 21600" draw:type="mso-spt202" draw:enhanced-path="M 0 0 L 21600 0 21600 21600 0 21600 0 0 Z N"/>
        </draw:custom-shape>
        <draw:custom-shape draw:style-name="gr24" draw:text-style-name="P28" draw:layer="layout" svg:width="8.626cm" svg:height="1.277cm" svg:x="0.905cm" svg:y="0.234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18"/>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19" draw:style-name="dp1" draw:master-page-name="Standard" presentation:presentation-page-layout-name="AL1T1" presentation:use-footer-name="ftr1">
        <draw:custom-shape draw:style-name="gr25" draw:text-style-name="P37" draw:layer="layout" svg:width="23.5cm" svg:height="13.856cm" svg:x="1cm" svg:y="2.597cm">
          <text:p text:style-name="P36"><text:span text:style-name="T35">Zur Geschichte des Mono-Projekts</text:span></text:p>
          <text:list text:style-name="L13">
            <text:list-item>
              <text:p text:style-name="P26"><text:span text:style-name="T28">Miguel de Icaza und Nat Friedman gründen 1999 die Firma </text:span><text:span text:style-name="T36">Helix Code</text:span><text:span text:style-name="T28">, die 2001 in </text:span><text:span text:style-name="T36">Ximian </text:span><text:span text:style-name="T28">umbenannt wird.</text:span></text:p>
              <text:list>
                <text:list-item>
                  <text:p text:style-name="P26"><text:span text:style-name="T28">Geschäftsmodell: Solutions and Services, basierend auf Mix von freier und kommerzieller Software</text:span></text:p>
                </text:list-item>
                <text:list-item>
                  <text:p text:style-name="P26"><text:span text:style-name="T28">Beteiligt an Gründung des Gnome Projekts</text:span></text:p>
                </text:list-item>
                <text:list-item>
                  <text:p text:style-name="P26"><text:span text:style-name="T28">2002 Start des Mono-Projekts</text:span></text:p>
                </text:list-item>
              </text:list>
            </text:list-item>
            <text:list-item>
              <text:p text:style-name="P26"><text:span text:style-name="T28">2003 von </text:span><text:span text:style-name="T36">Novell</text:span><text:span text:style-name="T28"> übernommen, das damit sein Linux-Portfolio weiter stärkt.</text:span></text:p>
            </text:list-item>
            <text:list-item>
              <text:p text:style-name="P26"><text:span text:style-name="T28">2011 wird Novell im Rahmen des großen Patentdeals von der </text:span><text:span text:style-name="T36">Attachmate Group</text:span><text:span text:style-name="T28"> übernommen, die kein Interesse an der Weiterführung des Mono-Projekts haben.</text:span></text:p>
              <text:list>
                <text:list-item>
                  <text:p text:style-name="P26"><text:span text:style-name="T34">After several months of discussions, the US Department of Justice (DOJ) and the German Federal Competition Office (FCO) have allowed a consortium of Microsoft, Oracle, Apple and EMC to acquire 882 patents from Novell only subject to conditions clearly intended to prevent their use against Free Software players. (FSFE Newsletter, April 2011)</text:span></text:p>
                </text:list-item>
              </text:list>
            </text:list-item>
          </text:list>
          <draw:enhanced-geometry svg:viewBox="0 0 21600 21600" draw:type="mso-spt202" draw:enhanced-path="M 0 0 L 21600 0 21600 21600 0 21600 0 0 Z N"/>
        </draw:custom-shape>
        <draw:custom-shape draw:style-name="gr26" draw:text-style-name="P28" draw:layer="layout" svg:width="8.626cm" svg:height="1.277cm" svg:x="1.005cm" svg:y="0.234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19"/>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20" draw:style-name="dp1" draw:master-page-name="Standard" presentation:presentation-page-layout-name="AL1T1" presentation:use-footer-name="ftr1">
        <draw:custom-shape draw:style-name="gr27" draw:text-style-name="P37" draw:layer="layout" svg:width="23.5cm" svg:height="15.048cm" svg:x="1cm" svg:y="2.597cm">
          <text:p text:style-name="P36"><text:span text:style-name="T35">Zur Geschichte des Mono-Projekts (Fortsetzung)</text:span></text:p>
          <text:list text:style-name="L13">
            <text:list-item>
              <text:p text:style-name="P26"><text:span text:style-name="T28">2011 gründen Icaza und Friedman die Firma </text:span><text:span text:style-name="T36">Xamarin</text:span><text:span text:style-name="T28"> </text:span><text:span text:style-name="T28"><text:a xlink:href="http://xamarin.com/" xlink:type="simple">http://xamarin.com</text:a></text:span><text:span text:style-name="T28"><text:s/>und bündeln dort die weitere Entwicklung am Mono-Projekt </text:span></text:p>
              <text:list>
                <text:list-item>
                  <text:p text:style-name="P26"><text:span text:style-name="T28">Fokus der Firma liegt auf mobilen Anwendungen. </text:span></text:p>
                </text:list-item>
              </text:list>
            </text:list-item>
            <text:list-item>
              <text:p text:style-name="P26"><text:span text:style-name="T28">Der Mono-Kern, die Laufzeitumgebung, ist unter der LGPL v.2 frei verfügbar, aber Xamarin bietet auch kommerzielle Lizenzen für die Mono-Plattform an</text:span></text:p>
              <text:list>
                <text:list-item>
                  <text:p text:style-name="P26"><text:span text:style-name="T34"><text:s/></text:span><text:span text:style-name="T34">If you are planning to use Mono as a bundled part of your commercial product, on embedded hardware, or in any other situation where using the LGPL-licensed Mono is impossible or problematic, Xamarin can sell you a commercially-friendly license that will suit your needs.</text:span></text:p>
                </text:list-item>
              </text:list>
            </text:list-item>
          </text:list>
          <text:list text:style-name="L12">
            <text:list-item>
              <text:list>
                <text:list-item>
                  <text:p text:style-name="P26"><text:span text:style-name="T34">Many commercial users of Mono acquire a commercial license when they want the flexibility and peace of mind to use Mono without worrying about the terms of the LGPL.</text:span></text:p>
                </text:list-item>
              </text:list>
            </text:list-item>
            <text:list-item>
              <text:p text:style-name="P26"><text:span text:style-name="T28">Neue Etappe der Zusammenarbeit: Ende 2013 gründen Microsoft, Xamarin und andere die </text:span><text:span text:style-name="T36">.NET Foundation </text:span><text:span text:style-name="T28">als neuer Rechteinhaber und Lizenzgeber des .NET Frameworks.</text:span></text:p>
              <text:list>
                <text:list-item>
                  <text:p text:style-name="P26"><text:span text:style-name="T28">http://www.dotnetfoundation.org/</text:span></text:p>
                </text:list-item>
              </text:list>
            </text:list-item>
          </text:list>
          <draw:enhanced-geometry svg:viewBox="0 0 21600 21600" draw:type="mso-spt202" draw:enhanced-path="M 0 0 L 21600 0 21600 21600 0 21600 0 0 Z N"/>
        </draw:custom-shape>
        <draw:custom-shape draw:style-name="gr28" draw:text-style-name="P28" draw:layer="layout" svg:width="8.626cm" svg:height="1.277cm" svg:x="0.905cm" svg:y="0.234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20"/>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21" draw:style-name="dp1" draw:master-page-name="Standard" presentation:presentation-page-layout-name="AL1T1" presentation:use-footer-name="ftr1">
        <draw:custom-shape draw:style-name="gr29" draw:text-style-name="P37" draw:layer="layout" svg:width="23.5cm" svg:height="11.508cm" svg:x="1cm" svg:y="2.597cm">
          <text:p text:style-name="P36"><text:span text:style-name="T35">.NET Open Sourcing</text:span></text:p>
          <text:list text:style-name="L13">
            <text:list-item>
              <text:p text:style-name="P26"><text:span text:style-name="T28">2008 veröffentlichte Microsoft den Quelltext des Frameworks unter der restriktiven Microsoft Reference License. </text:span></text:p>
            </text:list-item>
            <text:list-item>
              <text:p text:style-name="P26"><text:span text:style-name="T28">Ende 2013 gründeten Microsoft, Xamarin und andere die </text:span><text:span text:style-name="T36">.NET Foundation </text:span><text:span text:style-name="T28">als neuer Rechteinhaber und Lizenzgeber des .NET Frameworks. http://www.dotnetfoundation.org/</text:span></text:p>
            </text:list-item>
          </text:list>
          <text:list text:style-name="L12">
            <text:list-item>
              <text:list>
                <text:list-item>
                  <text:p text:style-name="P26"><text:span text:style-name="T28">2007 hatte Microsoft noch behauptet, dass das Mono-Projekt Rechte von Microsoft verletzt </text:span></text:p>
                </text:list-item>
              </text:list>
            </text:list-item>
            <text:list-item>
              <text:p text:style-name="P26"><text:span text:style-name="T28">Ende 2014 wird eine Teilmenge des Reference Source Quellcodes auf GitHub gehosted und unter der MIT-Lizenz veröffentlicht. </text:span></text:p>
              <text:list>
                <text:list-item>
                  <text:p text:style-name="P26"><text:span text:style-name="T28"><text:a xlink:href="https://github.com/dotnet" xlink:type="simple">https://github.com/dotnet</text:a></text:span><text:span text:style-name="T28"><text:s/></text:span></text:p>
                </text:list-item>
                <text:list-item>
                  <text:p text:style-name="P26"><text:span text:style-name="T28">Dies geschah auch, damit Lücken zwischen Mono und .NET durch Verwendung desselben Codes geschlossen werden können. </text:span></text:p>
                </text:list-item>
              </text:list>
            </text:list-item>
          </text:list>
          <draw:enhanced-geometry svg:viewBox="0 0 21600 21600" draw:type="mso-spt202" draw:enhanced-path="M 0 0 L 21600 0 21600 21600 0 21600 0 0 Z N"/>
        </draw:custom-shape>
        <draw:custom-shape draw:style-name="gr30" draw:text-style-name="P28" draw:layer="layout" svg:width="8.626cm" svg:height="1.277cm" svg:x="1.005cm" svg:y="0.234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21"/>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22" draw:style-name="dp1" draw:master-page-name="Standard" presentation:presentation-page-layout-name="AL1T1" presentation:use-footer-name="ftr1">
        <draw:custom-shape draw:style-name="gr31" draw:text-style-name="P37" draw:layer="layout" svg:width="23.5cm" svg:height="13.2cm" svg:x="1cm" svg:y="2.597cm">
          <text:p text:style-name="P36"><text:span text:style-name="T35">.NET Open Sourcing</text:span></text:p>
          <text:list text:style-name="L13">
            <text:list-item>
              <text:p text:style-name="P26"><text:span text:style-name="T28">Gleichzeitig hat Microsoft damit begonnen, die überarbeiteten Komponenten des Framework unter der Bezeichnung </text:span><text:span text:style-name="T36">.NET Core </text:span><text:span text:style-name="T28">auf GitHub ebenfalls unter der MIT-Lizenz zu veröffentlichen.</text:span></text:p>
            </text:list-item>
            <text:list-item>
              <text:p text:style-name="P26"><text:span text:style-name="T28">Basis für das kommende, modular aufgebaute </text:span><text:span text:style-name="T36">.NET Framework 5</text:span><text:span text:style-name="T28">.</text:span></text:p>
            </text:list-item>
          </text:list>
          <text:list text:style-name="L12">
            <text:list-item>
              <text:list>
                <text:list-item>
                  <text:p text:style-name="P26"><text:span text:style-name="T28">.NET Core ist von Microsoft an die .NET Foundation überstellt worden. </text:span></text:p>
                </text:list-item>
              </text:list>
            </text:list-item>
            <text:list-item>
              <text:p text:style-name="P26"><text:span text:style-name="T28">Durch die Verwendung der MIT-Lizenz gibt es faktisch keine Einschränkungen mehr, wie der Quellcode von .NET Core verwendet werden darf.</text:span></text:p>
              <text:list>
                <text:list-item>
                  <text:p text:style-name="P26"><text:span text:style-name="T34">Mit der Gründung der .NET Foundation und der Übertragung der Rechte und Quellcodes an die Foundation arbeitet Microsoft mit Xamarin aktiv zusammen, um .NET auf unterschiedlichen Plattformen bereitzustellen. Durch die Offenlegung der Quellcodes unter der MIT-Lizenz bzw. Apache 2.0 Lizenz ist der Quellcode des .NET Frameworks nahezu beliebig – auch in Closed-Source-Projekten – verwendbar. Lizenz- und patentrechtliche Auseinandersetzungen sind somit kaum noch möglich und auch nicht mehr zu befürchten. (Wikipedia)</text:span></text:p>
                </text:list-item>
              </text:list>
            </text:list-item>
          </text:list>
          <draw:enhanced-geometry svg:viewBox="0 0 21600 21600" draw:type="mso-spt202" draw:enhanced-path="M 0 0 L 21600 0 21600 21600 0 21600 0 0 Z N"/>
        </draw:custom-shape>
        <draw:custom-shape draw:style-name="gr32" draw:text-style-name="P28" draw:layer="layout" svg:width="8.626cm" svg:height="1.277cm" svg:x="0.905cm" svg:y="0.234cm">
          <text:p text:style-name="P27"><text:span text:style-name="T29">Das .NET-Projekt</text:span></text:p>
          <draw:enhanced-geometry svg:viewBox="0 0 21600 21600" draw:type="mso-spt202" draw:enhanced-path="M 0 0 L 21600 0 21600 21600 0 21600 0 0 Z N"/>
        </draw:custom-shape>
        <presentation:notes draw:style-name="dp3">
          <draw:page-thumbnail draw:layer="layout" svg:width="13.613cm" svg:height="10.208cm" svg:x="2.456cm" svg:y="2.042cm" draw:page-number="22"/>
          <draw:frame presentation:style-name="pr2" draw:text-style-name="P33" draw:layer="layout" svg:width="12.347cm" svg:height="12.252cm" svg:x="3.086cm" svg:y="12.934cm" presentation:class="notes" presentation:placeholder="true" presentation:user-transformed="true">
            <draw:text-box/>
          </draw:frame>
        </presentation:notes>
      </draw:page>
      <draw:page draw:name="page23" draw:style-name="dp1" draw:master-page-name="Standard" presentation:presentation-page-layout-name="AL1T1" presentation:use-footer-name="ftr1">
        <draw:custom-shape draw:style-name="gr2" draw:text-style-name="P5" draw:layer="layout" svg:width="14.188cm" svg:height="1.277cm" svg:x="0.992cm" svg:y="0.088cm">
          <text:p text:style-name="P4"><text:span text:style-name="T9">Kooperation und Konkurrenz</text:span></text:p>
          <draw:enhanced-geometry svg:viewBox="0 0 21600 21600" draw:type="mso-spt202" draw:enhanced-path="M 0 0 L 21600 0 21600 21600 0 21600 0 0 Z N"/>
        </draw:custom-shape>
        <draw:custom-shape draw:style-name="gr1" draw:text-style-name="P3" draw:layer="layout" svg:width="23.8cm" svg:height="16.204cm" svg:x="0.8cm" svg:y="2.6cm">
          <text:p text:style-name="P1"><text:span text:style-name="T1">Bedingtheiten kooperativen Handelns</text:span></text:p>
          <text:p text:style-name="P18"><text:span text:style-name="T4">Welche </text:span><text:span text:style-name="T8">Voraussetzungen der rechtlicher Verfasstheit </text:span><text:span text:style-name="T4">der bürgerlichen Gesellschaft sind für kooperative Kontexte wichtig? </text:span></text:p>
          <text:list text:style-name="L4">
            <text:list-item>
              <text:p text:style-name="P18"><text:span text:style-name="T8">Vertragsfreiheit</text:span><text:span text:style-name="T4"> als Recht auf Konstituierung kooperativer Kontexte. </text:span></text:p>
            </text:list-item>
            <text:list-item>
              <text:p text:style-name="P18"><text:span text:style-name="T4">Der Vertragsfreiheit ist das </text:span><text:span text:style-name="T8">Recht auf freie Rede</text:span><text:span text:style-name="T4"> (als </text:span><text:span text:style-name="T8">internes</text:span><text:span text:style-name="T4"> Recht) vorgängig.</text:span></text:p>
              <text:list>
                <text:list-item>
                  <text:p text:style-name="P18"><text:span text:style-name="T37">Dieses Recht hat nicht unmittelbar etwas mit dem Konzept der Demokratie zu tun.</text:span></text:p>
                </text:list-item>
              </text:list>
            </text:list-item>
            <text:list-item>
              <text:p text:style-name="P18"><text:span text:style-name="T4">Beides setzt </text:span><text:span text:style-name="T8">Vertragsfähigkeit</text:span><text:span text:style-name="T4"> und damit eine Gesellschaft von Eigentümern voraus. <text:s/></text:span></text:p>
            </text:list-item>
            <text:list-item>
              <text:p text:style-name="P18"><text:span text:style-name="T8">Verbot des Durchgriffs</text:span><text:span text:style-name="T4"> von außen auf das Innenverhältnis auch von kooperativen Kontexten als </text:span><text:span text:style-name="T8">gesellschaftliches Normativ</text:span><text:span text:style-name="T4">.</text:span></text:p>
              <text:list>
                <text:list-item>
                  <text:p text:style-name="P18"><text:span text:style-name="T37">Ein solches Recht ist </text:span><text:span text:style-name="T38">auf privater Ebene</text:span><text:span text:style-name="T37"> Teil des Persönlichkeits-rechts (Recht auf Privatsphäre als Persönlichkeitsrecht im GG) und eine kulturelle Errungenschaft der bürgerlichen Gesellschaft.</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23" presentation:class="page"/>
          <draw:frame presentation:style-name="pr1" draw:text-style-name="P6" draw:layer="layout" svg:width="13.591cm" svg:height="12.252cm" svg:x="2.464cm" svg:y="12.934cm" presentation:class="notes" presentation:placeholder="true">
            <draw:text-box/>
          </draw:frame>
        </presentation:notes>
      </draw:page>
      <draw:page draw:name="page24" draw:style-name="dp1" draw:master-page-name="Standard" presentation:presentation-page-layout-name="AL1T1" presentation:use-footer-name="ftr1">
        <draw:custom-shape draw:style-name="gr33" draw:text-style-name="P3" draw:layer="layout" svg:width="23.2cm" svg:height="10.3cm" svg:x="1.2cm" svg:y="2.6cm">
          <text:p text:style-name="P1"><text:span text:style-name="T10">Bedingtheiten kooperativen Handelns</text:span></text:p>
          <text:p text:style-name="P18"><text:span text:style-name="T4">Ergebnisse von Dynamiken im Innenverhältnis sind als Topoi im Außenverhältnis sichtbar</text:span></text:p>
          <text:list text:style-name="L4">
            <text:list-item>
              <text:list>
                <text:list-item>
                  <text:p text:style-name="P18"><text:span text:style-name="T4">Beispiel Corporate Identity</text:span></text:p>
                </text:list-item>
                <text:list-item>
                  <text:p text:style-name="P18"><text:span text:style-name="T4">Konsequenz des Durchgriffsverbots</text:span></text:p>
                </text:list-item>
              </text:list>
            </text:list-item>
          </text:list>
          <text:p text:style-name="P18"><text:span text:style-name="T4">Innen ist Außen in Bezug auf fast alle anderen.</text:span></text:p>
          <text:list text:continue-numbering="true" text:style-name="L4">
            <text:list-item>
              <text:list>
                <text:list-item>
                  <text:p text:style-name="P18"><text:span text:style-name="T4">Fremde Topoi erscheinen als Bedingtheiten des Handelns, deren </text:span><text:span text:style-name="T8">Dynamik</text:span><text:span text:style-name="T4"> nur insoweit zugänglich ist, als jene über einen sprachlichen Übersetzungsprozess internalisierbar ist (begründete Erwartungen).</text:span></text:p>
                </text:list-item>
              </text:list>
            </text:list-item>
          </text:list>
          <draw:enhanced-geometry svg:viewBox="0 0 21600 21600" draw:type="mso-spt202" draw:enhanced-path="M 0 0 L 21600 0 21600 21600 0 21600 0 0 Z N"/>
        </draw:custom-shape>
        <draw:custom-shape draw:style-name="gr2" draw:text-style-name="P5" draw:layer="layout" svg:width="14.188cm" svg:height="1.277cm" svg:x="1.016cm" svg:y="0.192cm">
          <text:p text:style-name="P4"><text:span text:style-name="T9">Kooperation und Konkurrenz</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24" presentation:class="page"/>
          <draw:frame presentation:style-name="pr1" draw:text-style-name="P6" draw:layer="layout" svg:width="13.591cm" svg:height="12.252cm" svg:x="2.464cm" svg:y="12.934cm" presentation:class="notes" presentation:placeholder="true">
            <draw:text-box/>
          </draw:frame>
        </presentation:notes>
      </draw:page>
      <draw:page draw:name="page25" draw:style-name="dp1" draw:master-page-name="Standard" presentation:presentation-page-layout-name="AL1T1" presentation:use-footer-name="ftr1">
        <draw:custom-shape draw:style-name="gr34" draw:text-style-name="P20" draw:layer="layout" svg:width="23.2cm" svg:height="15.394cm" svg:x="1.2cm" svg:y="2.6cm">
          <text:p text:style-name="P19"><text:span text:style-name="T10">Kooperation und Konkurrenz</text:span></text:p>
          <text:p text:style-name="P18"><text:span text:style-name="T4"/></text:p>
          <text:p text:style-name="P18"><text:span text:style-name="T4">Kooperation und Konkurrenz stehen als Strukturierungsformen von Gesellschaft auf gleicher logischer Stufe.</text:span></text:p>
          <text:list text:style-name="L4">
            <text:list-item>
              <text:list>
                <text:list-item>
                  <text:p text:style-name="P18"><text:span text:style-name="T4">In kooperative Bindungen gehen nur </text:span><text:span text:style-name="T8">Teile</text:span><text:span text:style-name="T4"> eines Interessenbündels ein, andere bleiben </text:span><text:span text:style-name="T8">konkurrent</text:span><text:span text:style-name="T4">.</text:span></text:p>
                </text:list-item>
                <text:list-item>
                  <text:p text:style-name="P18"><text:span text:style-name="T8">Concurrent</text:span><text:span text:style-name="T4"> (engl.) bedeutet eher Nebenläufigkeit als Gegensätzlichkeit, Zusammenstoß, </text:span></text:p>
                </text:list-item>
                <text:list-item>
                  <text:p text:style-name="P18"><text:span text:style-name="T4">Systemtheoretisch: positive und negative Rückkopplung</text:span></text:p>
                </text:list-item>
                <text:list-item>
                  <text:p text:style-name="P18"><text:span text:style-name="T4">Debatte um Kooperenz, </text:span><text:span text:style-name="T4"><text:a xlink:href="http://www.freie-gesellschaft.de/wiki/Kooperenz" xlink:type="simple">http://www.freie-gesellschaft.de/wiki/Kooperenz</text:a></text:span></text:p>
                </text:list-item>
              </text:list>
            </text:list-item>
          </text:list>
          <text:p text:style-name="P18"><text:span text:style-name="T4">Das Spannungsfeld zwischen Kooperation und Konkurrenz ist das Spannungsfeld zwischen Möglichkeit zur Zusammenarbeit und Möglichkeit zur Abgrenzung und damit das Spannungsfeld zwischen zwei Grundpfeilern der bürgerlichen Rechtsordnung – Freiheit und Eigentum (E. Moglen)</text:span></text:p>
          <draw:enhanced-geometry svg:viewBox="0 0 21600 21600" draw:type="mso-spt202" draw:enhanced-path="M 0 0 L 21600 0 21600 21600 0 21600 0 0 Z N"/>
        </draw:custom-shape>
        <draw:custom-shape draw:style-name="gr2" draw:text-style-name="P5" draw:layer="layout" svg:width="14.188cm" svg:height="1.277cm" svg:x="1.016cm" svg:y="0.192cm">
          <text:p text:style-name="P4"><text:span text:style-name="T9">Kooperation und Konkurrenz</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25" presentation:class="page"/>
          <draw:frame presentation:style-name="pr1" draw:text-style-name="P6" draw:layer="layout" svg:width="13.591cm" svg:height="12.252cm" svg:x="2.464cm" svg:y="12.934cm" presentation:class="notes" presentation:placeholder="true">
            <draw:text-box/>
          </draw:frame>
        </presentation:notes>
      </draw:page>
      <draw:page draw:name="page26" draw:style-name="dp1" draw:master-page-name="Standard" presentation:presentation-page-layout-name="AL1T1" presentation:use-footer-name="ftr1">
        <draw:custom-shape draw:style-name="gr35" draw:text-style-name="P38" draw:layer="layout" svg:width="23.2cm" svg:height="14.813cm" svg:x="1.2cm" svg:y="2.6cm">
          <text:p text:style-name="P18"><text:span text:style-name="T4">Kooperation und Konkurrenz erscheinen damit als zwei Pole eines Kontinuums von möglichen Formen.</text:span></text:p>
          <text:list text:style-name="L4">
            <text:list-item>
              <text:p text:style-name="P18"><text:span text:style-name="T3">Kooperation:</text:span><text:span text:style-name="T4"> Interessenenge, hohe Begründungstiefe, Kopplung stellt sich bereits in der Handlungs</text:span><text:span text:style-name="T8">planung </text:span><text:span text:style-name="T4">ein.</text:span></text:p>
            </text:list-item>
            <text:list-item>
              <text:p text:style-name="P18"><text:span text:style-name="T3">Konkurrenz: </text:span><text:span text:style-name="T4">Interessenbreite, geringe Begründungstiefe, Kopplung stellt sich erst im Handlungs</text:span><text:span text:style-name="T8">vollzug</text:span><text:span text:style-name="T4"> ein.</text:span></text:p>
            </text:list-item>
          </text:list>
          <text:p text:style-name="P18"><text:span text:style-name="T4">Die Gewichte zwischen beiden Polen werden ständig neu austariert. Regionale Regulierungs- und Rechtsräume (etwa Staaten) sind dabei konkurrierende gesellschaftliche Praxen, in denen diese Gewichte verschieden austariert sind. </text:span><text:span text:style-name="T4"><text:line-break/></text:span><text:span text:style-name="T4">→ (inner)-bürgerliche „Kulturheiten“</text:span></text:p>
          <text:p text:style-name="P18"><text:span text:style-name="T3"/></text:p>
          <text:p text:style-name="P18"><text:span text:style-name="T3">OpenCulture</text:span><text:span text:style-name="T4"> ist in diesem Verständnis eine </text:span><text:span text:style-name="T8">spezifische bürgerliche kulturelle Praxis</text:span><text:span text:style-name="T4">, in welcher kooperative Momente höher bewertet werden als in derzeit gängigen (etwa neoliberalen) Praxen. </text:span></text:p>
          <draw:enhanced-geometry svg:viewBox="0 0 21600 21600" draw:type="mso-spt202" draw:enhanced-path="M 0 0 L 21600 0 21600 21600 0 21600 0 0 Z N"/>
        </draw:custom-shape>
        <draw:custom-shape draw:style-name="gr2" draw:text-style-name="P5" draw:layer="layout" svg:width="14.188cm" svg:height="1.277cm" svg:x="1.016cm" svg:y="0.192cm">
          <text:p text:style-name="P4"><text:span text:style-name="T9">Kooperation und Konkurrenz</text:span></text:p>
          <draw:enhanced-geometry svg:viewBox="0 0 21600 21600" draw:type="mso-spt202" draw:enhanced-path="M 0 0 L 21600 0 21600 21600 0 21600 0 0 Z N"/>
        </draw:custom-shape>
        <presentation:notes draw:style-name="dp2">
          <draw:page-thumbnail draw:style-name="gr3" draw:layer="layout" svg:width="13.617cm" svg:height="10.214cm" svg:x="2.451cm" svg:y="2.041cm" draw:page-number="26" presentation:class="page"/>
          <draw:frame presentation:style-name="pr1" draw:text-style-name="P6"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09:40:26.993727150</dc:date>
    <meta:editing-cycles>270</meta:editing-cycles>
    <meta:editing-duration>PT18H15M</meta:editing-duration>
    <meta:document-statistic meta:object-count="179"/>
    <meta:user-defined meta:name="Info 1"/>
    <meta:user-defined meta:name="Info 2"/>
    <meta:user-defined meta:name="Info 3"/>
    <meta:user-defined meta:name="Info 4"/>
  </office:meta>
</office:document-meta>
</file>